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4.692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4.337cm"/>
    </style:style>
    <style:style style:name="co9" style:family="table-column">
      <style:table-column-properties fo:break-before="auto" style:column-width="3.956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4.501cm"/>
    </style:style>
    <style:style style:name="co14" style:family="table-column">
      <style:table-column-properties fo:break-before="auto" style:column-width="4.12cm"/>
    </style:style>
    <style:style style:name="co15" style:family="table-column">
      <style:table-column-properties fo:break-before="auto" style:column-width="6.027cm"/>
    </style:style>
    <style:style style:name="co16" style:family="table-column">
      <style:table-column-properties fo:break-before="auto" style:column-width="5.644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4.2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communities_analysis (cópia)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1" table:number-columns-repeated="2" table:default-cell-style-name="ce2"/>
        <table:table-column table:style-name="co12" table:default-cell-style-name="Default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n_students</text:p>
          </table:table-cell>
          <table:table-cell office:value-type="string" calcext:value-type="string">
            <text:p>n_students_with_solved_exercises</text:p>
          </table:table-cell>
          <table:table-cell table:style-name="ce1" office:value-type="string" calcext:value-type="string">
            <text:p>n_solved_exercises</text:p>
          </table:table-cell>
          <table:table-cell table:style-name="ce1" office:value-type="string" calcext:value-type="string">
            <text:p>ns_solved_exercises</text:p>
          </table:table-cell>
          <table:table-cell table:style-name="Default" office:value-type="string" calcext:value-type="string">
            <text:p>mean_ns_solved_exercises</text:p>
          </table:table-cell>
          <table:table-cell table:style-name="Default" office:value-type="string" calcext:value-type="string">
            <text:p>std_ns_solved_exercises</text:p>
          </table:table-cell>
          <table:table-cell table:style-name="ce1" office:value-type="string" calcext:value-type="string">
            <text:p>n_tried_exercises</text:p>
          </table:table-cell>
          <table:table-cell table:style-name="ce1" office:value-type="string" calcext:value-type="string">
            <text:p>ns_tried_exercises</text:p>
          </table:table-cell>
          <table:table-cell table:style-name="Default" office:value-type="string" calcext:value-type="string">
            <text:p>mean_ns_tried_exercises</text:p>
          </table:table-cell>
          <table:table-cell table:style-name="Default" office:value-type="string" calcext:value-type="string">
            <text:p>std_ns_tried_exercises</text:p>
          </table:table-cell>
          <table:table-cell table:style-name="ce1" office:value-type="string" calcext:value-type="string">
            <text:p>n_attemps</text:p>
          </table:table-cell>
          <table:table-cell table:style-name="ce1" office:value-type="string" calcext:value-type="string">
            <text:p>ns_attemps</text:p>
          </table:table-cell>
          <table:table-cell table:style-name="Default" office:value-type="string" calcext:value-type="string">
            <text:p>mean_ns_attemps</text:p>
          </table:table-cell>
          <table:table-cell table:style-name="Default" office:value-type="string" calcext:value-type="string">
            <text:p>std_ns_attemps</text:p>
          </table:table-cell>
          <table:table-cell office:value-type="string" calcext:value-type="string">
            <text:p>n_correct_attemps</text:p>
          </table:table-cell>
          <table:table-cell table:style-name="Default" office:value-type="string" calcext:value-type="string">
            <text:p>mean_ns_correct_attemps</text:p>
          </table:table-cell>
          <table:table-cell table:style-name="Default" office:value-type="string" calcext:value-type="string">
            <text:p>std_ns_correct_attemps</text:p>
          </table:table-cell>
          <table:table-cell table:style-name="Default" office:value-type="string" calcext:value-type="string">
            <text:p>mean_ps_correct_attemps_min_one</text:p>
          </table:table-cell>
          <table:table-cell table:style-name="Default" office:value-type="string" calcext:value-type="string">
            <text:p>std_ps_correct_attemps_min_one</text:p>
          </table:table-cell>
          <table:table-cell table:style-name="ce1" office:value-type="string" calcext:value-type="string">
            <text:p>mean_solving_times</text:p>
          </table:table-cell>
          <table:table-cell table:style-name="Default" office:value-type="string" calcext:value-type="string">
            <text:p>mean_mean_solving_times</text:p>
          </table:table-cell>
          <table:table-cell table:style-name="Default" office:value-type="string" calcext:value-type="string">
            <text:p>std_mean_solving_time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formula="of:=COM.MICROSOFT.CONCAT(TEXT([.G2];&quot;###0,00&quot;);&quot; (+-&quot;;TEXT([.H2];&quot;###0,00&quot;);&quot;)&quot;)" office:value-type="string" office:string-value="23,04 (+-3,70)" calcext:value-type="string">
            <text:p>23,04 (+-3,70)</text:p>
          </table:table-cell>
          <table:table-cell office:value-type="float" office:value="23.0434782608696" calcext:value-type="float">
            <text:p>23,04</text:p>
          </table:table-cell>
          <table:table-cell office:value-type="float" office:value="3.70050831842665" calcext:value-type="float">
            <text:p>3,70</text:p>
          </table:table-cell>
          <table:table-cell office:value-type="float" office:value="28" calcext:value-type="float">
            <text:p>28</text:p>
          </table:table-cell>
          <table:table-cell table:formula="of:=COM.MICROSOFT.CONCAT(TEXT([.K2];&quot;####0,00&quot;);&quot; (+-&quot;;TEXT([.L2];&quot;####0,00&quot;);&quot;)&quot;)" office:value-type="string" office:string-value="2,87 (+-2,19)" calcext:value-type="string">
            <text:p>2,87 (+-2,19)</text:p>
          </table:table-cell>
          <table:table-cell office:value-type="float" office:value="2.8695652173913" calcext:value-type="float">
            <text:p>2,87</text:p>
          </table:table-cell>
          <table:table-cell office:value-type="float" office:value="2.1929600370293" calcext:value-type="float">
            <text:p>2,19</text:p>
          </table:table-cell>
          <table:table-cell office:value-type="float" office:value="1039" calcext:value-type="float">
            <text:p>1039</text:p>
          </table:table-cell>
          <table:table-cell table:formula="of:=COM.MICROSOFT.CONCAT(TEXT([.O2];&quot;####0,00&quot;);&quot; (+-&quot;;TEXT([.P2];&quot;####0,00&quot;);&quot;)&quot;)" office:value-type="string" office:string-value="45,17 (+-17,44)" calcext:value-type="string">
            <text:p>45,17 (+-17,44)</text:p>
          </table:table-cell>
          <table:table-cell office:value-type="float" office:value="45.1739130434783" calcext:value-type="float">
            <text:p>45,17</text:p>
          </table:table-cell>
          <table:table-cell office:value-type="float" office:value="17.4372219913336" calcext:value-type="float">
            <text:p>17,44</text:p>
          </table:table-cell>
          <table:table-cell office:value-type="float" office:value="530" calcext:value-type="float">
            <text:p>530</text:p>
          </table:table-cell>
          <table:table-cell office:value-type="float" office:value="23.0434782608696" calcext:value-type="float">
            <text:p>23,04</text:p>
          </table:table-cell>
          <table:table-cell office:value-type="float" office:value="3.70050831842665" calcext:value-type="float">
            <text:p>3,70</text:p>
          </table:table-cell>
          <table:table-cell office:value-type="float" office:value="0.561613492809207" calcext:value-type="float">
            <text:p>0,56</text:p>
          </table:table-cell>
          <table:table-cell office:value-type="float" office:value="0.163137808249459" calcext:value-type="float">
            <text:p>0,16</text:p>
          </table:table-cell>
          <table:table-cell table:formula="of:=COM.MICROSOFT.CONCAT(TEXT([.W2]/60;&quot;####0,00&quot;);&quot; (+-&quot;;TEXT([.X2]/60;&quot;####0,00&quot;);&quot;)&quot;)" office:value-type="string" office:string-value="90,82 (+-37,07)" calcext:value-type="string">
            <text:p>90,82 (+-37,07)</text:p>
          </table:table-cell>
          <table:table-cell office:value-type="float" office:value="5449.39470125589" calcext:value-type="float">
            <text:p>5.449,39</text:p>
          </table:table-cell>
          <table:table-cell office:value-type="float" office:value="2224.18126006199" calcext:value-type="float">
            <text:p>2.224,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COM.MICROSOFT.CONCAT(TEXT([.G3];&quot;###0,00&quot;);&quot; (+-&quot;;TEXT([.H3];&quot;###0,00&quot;);&quot;)&quot;)" office:value-type="string" office:string-value="37,14 (+-5,04)" calcext:value-type="string">
            <text:p>37,14 (+-5,04)</text:p>
          </table:table-cell>
          <table:table-cell office:value-type="float" office:value="37.1428571428571" calcext:value-type="float">
            <text:p>37,14</text:p>
          </table:table-cell>
          <table:table-cell office:value-type="float" office:value="5.04065107553639" calcext:value-type="float">
            <text:p>5,04</text:p>
          </table:table-cell>
          <table:table-cell office:value-type="float" office:value="19" calcext:value-type="float">
            <text:p>19</text:p>
          </table:table-cell>
          <table:table-cell table:formula="of:=COM.MICROSOFT.CONCAT(TEXT([.K3];&quot;####0,00&quot;);&quot; (+-&quot;;TEXT([.L3];&quot;####0,00&quot;);&quot;)&quot;)" office:value-type="string" office:string-value="1,79 (+-1,70)" calcext:value-type="string">
            <text:p>1,79 (+-1,70)</text:p>
          </table:table-cell>
          <table:table-cell office:value-type="float" office:value="1.78571428571429" calcext:value-type="float">
            <text:p>1,79</text:p>
          </table:table-cell>
          <table:table-cell office:value-type="float" office:value="1.6978377605721" calcext:value-type="float">
            <text:p>1,70</text:p>
          </table:table-cell>
          <table:table-cell office:value-type="float" office:value="772" calcext:value-type="float">
            <text:p>772</text:p>
          </table:table-cell>
          <table:table-cell table:formula="of:=COM.MICROSOFT.CONCAT(TEXT([.O3];&quot;####0,00&quot;);&quot; (+-&quot;;TEXT([.P3];&quot;####0,00&quot;);&quot;)&quot;)" office:value-type="string" office:string-value="55,14 (+-8,41)" calcext:value-type="string">
            <text:p>55,14 (+-8,41)</text:p>
          </table:table-cell>
          <table:table-cell office:value-type="float" office:value="55.1428571428571" calcext:value-type="float">
            <text:p>55,14</text:p>
          </table:table-cell>
          <table:table-cell office:value-type="float" office:value="8.40796512546409" calcext:value-type="float">
            <text:p>8,41</text:p>
          </table:table-cell>
          <table:table-cell office:value-type="float" office:value="520" calcext:value-type="float">
            <text:p>520</text:p>
          </table:table-cell>
          <table:table-cell office:value-type="float" office:value="37.1428571428571" calcext:value-type="float">
            <text:p>37,14</text:p>
          </table:table-cell>
          <table:table-cell office:value-type="float" office:value="5.04065107553639" calcext:value-type="float">
            <text:p>5,04</text:p>
          </table:table-cell>
          <table:table-cell office:value-type="float" office:value="0.686976787669984" calcext:value-type="float">
            <text:p>0,69</text:p>
          </table:table-cell>
          <table:table-cell office:value-type="float" office:value="0.119376406823045" calcext:value-type="float">
            <text:p>0,12</text:p>
          </table:table-cell>
          <table:table-cell table:formula="of:=COM.MICROSOFT.CONCAT(TEXT([.W3]/60;&quot;####0,00&quot;);&quot; (+-&quot;;TEXT([.X3]/60;&quot;####0,00&quot;);&quot;)&quot;)" office:value-type="string" office:string-value="65,00 (+-17,76)" calcext:value-type="string">
            <text:p>65,00 (+-17,76)</text:p>
          </table:table-cell>
          <table:table-cell office:value-type="float" office:value="3899.95929690278" calcext:value-type="float">
            <text:p>3.899,96</text:p>
          </table:table-cell>
          <table:table-cell office:value-type="float" office:value="1065.53501080424" calcext:value-type="float">
            <text:p>1.065,5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COM.MICROSOFT.CONCAT(TEXT([.G4];&quot;###0,00&quot;);&quot; (+-&quot;;TEXT([.H4];&quot;###0,00&quot;);&quot;)&quot;)" office:value-type="string" office:string-value="13,25 (+-1,48)" calcext:value-type="string">
            <text:p>13,25 (+-1,48)</text:p>
          </table:table-cell>
          <table:table-cell office:value-type="float" office:value="13.25" calcext:value-type="float">
            <text:p>13,25</text:p>
          </table:table-cell>
          <table:table-cell office:value-type="float" office:value="1.4790199457749" calcext:value-type="float">
            <text:p>1,48</text:p>
          </table:table-cell>
          <table:table-cell office:value-type="float" office:value="5" calcext:value-type="float">
            <text:p>5</text:p>
          </table:table-cell>
          <table:table-cell table:formula="of:=COM.MICROSOFT.CONCAT(TEXT([.K4];&quot;####0,00&quot;);&quot; (+-&quot;;TEXT([.L4];&quot;####0,00&quot;);&quot;)&quot;)" office:value-type="string" office:string-value="1,25 (+-1,09)" calcext:value-type="string">
            <text:p>1,25 (+-1,09)</text:p>
          </table:table-cell>
          <table:table-cell office:value-type="float" office:value="1.25" calcext:value-type="float">
            <text:p>1,25</text:p>
          </table:table-cell>
          <table:table-cell office:value-type="float" office:value="1.08972473588517" calcext:value-type="float">
            <text:p>1,09</text:p>
          </table:table-cell>
          <table:table-cell office:value-type="float" office:value="88" calcext:value-type="float">
            <text:p>88</text:p>
          </table:table-cell>
          <table:table-cell table:formula="of:=COM.MICROSOFT.CONCAT(TEXT([.O4];&quot;####0,00&quot;);&quot; (+-&quot;;TEXT([.P4];&quot;####0,00&quot;);&quot;)&quot;)" office:value-type="string" office:string-value="22,00 (+-2,55)" calcext:value-type="string">
            <text:p>22,00 (+-2,55)</text:p>
          </table:table-cell>
          <table:table-cell office:value-type="float" office:value="22" calcext:value-type="float">
            <text:p>22,00</text:p>
          </table:table-cell>
          <table:table-cell office:value-type="float" office:value="2.54950975679639" calcext:value-type="float">
            <text:p>2,55</text:p>
          </table:table-cell>
          <table:table-cell office:value-type="float" office:value="53" calcext:value-type="float">
            <text:p>53</text:p>
          </table:table-cell>
          <table:table-cell office:value-type="float" office:value="13.25" calcext:value-type="float">
            <text:p>13,25</text:p>
          </table:table-cell>
          <table:table-cell office:value-type="float" office:value="1.4790199457749" calcext:value-type="float">
            <text:p>1,48</text:p>
          </table:table-cell>
          <table:table-cell office:value-type="float" office:value="0.614385964912281" calcext:value-type="float">
            <text:p>0,61</text:p>
          </table:table-cell>
          <table:table-cell office:value-type="float" office:value="0.116877464224643" calcext:value-type="float">
            <text:p>0,12</text:p>
          </table:table-cell>
          <table:table-cell table:formula="of:=COM.MICROSOFT.CONCAT(TEXT([.W4]/60;&quot;####0,00&quot;);&quot; (+-&quot;;TEXT([.X4]/60;&quot;####0,00&quot;);&quot;)&quot;)" office:value-type="string" office:string-value="83,05 (+-20,70)" calcext:value-type="string">
            <text:p>83,05 (+-20,70)</text:p>
          </table:table-cell>
          <table:table-cell office:value-type="float" office:value="4983.13561438561" calcext:value-type="float">
            <text:p>4.983,14</text:p>
          </table:table-cell>
          <table:table-cell office:value-type="float" office:value="1241.75378065749" calcext:value-type="float">
            <text:p>1.241,7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COM.MICROSOFT.CONCAT(TEXT([.G5];&quot;###0,00&quot;);&quot; (+-&quot;;TEXT([.H5];&quot;###0,00&quot;);&quot;)&quot;)" office:value-type="string" office:string-value="10,00 (+-0,00)" calcext:value-type="string">
            <text:p>10,00 (+-0,00)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formula="of:=COM.MICROSOFT.CONCAT(TEXT([.K5];&quot;####0,00&quot;);&quot; (+-&quot;;TEXT([.L5];&quot;####0,00&quot;);&quot;)&quot;)" office:value-type="string" office:string-value="3,50 (+-1,50)" calcext:value-type="string">
            <text:p>3,50 (+-1,50)</text:p>
          </table:table-cell>
          <table:table-cell office:value-type="float" office:value="3.5" calcext:value-type="float">
            <text:p>3,50</text:p>
          </table:table-cell>
          <table:table-cell office:value-type="float" office:value="1.5" calcext:value-type="float">
            <text:p>1,50</text:p>
          </table:table-cell>
          <table:table-cell office:value-type="float" office:value="56" calcext:value-type="float">
            <text:p>56</text:p>
          </table:table-cell>
          <table:table-cell table:formula="of:=COM.MICROSOFT.CONCAT(TEXT([.O5];&quot;####0,00&quot;);&quot; (+-&quot;;TEXT([.P5];&quot;####0,00&quot;);&quot;)&quot;)" office:value-type="string" office:string-value="28,00 (+-2,00)" calcext:value-type="string">
            <text:p>28,00 (+-2,00)</text:p>
          </table:table-cell>
          <table:table-cell office:value-type="float" office:value="28" calcext:value-type="float">
            <text:p>28,00</text:p>
          </table:table-cell>
          <table:table-cell office:value-type="float" office:value="2" calcext:value-type="float">
            <text:p>2,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,00</text:p>
          </table:table-cell>
          <table:table-cell office:value-type="float" office:value="0.358974358974359" calcext:value-type="float">
            <text:p>0,36</text:p>
          </table:table-cell>
          <table:table-cell office:value-type="float" office:value="0.0256410256410257" calcext:value-type="float">
            <text:p>0,03</text:p>
          </table:table-cell>
          <table:table-cell table:formula="of:=COM.MICROSOFT.CONCAT(TEXT([.W5]/60;&quot;####0,00&quot;);&quot; (+-&quot;;TEXT([.X5]/60;&quot;####0,00&quot;);&quot;)&quot;)" office:value-type="string" office:string-value="128,02 (+-3,54)" calcext:value-type="string">
            <text:p>128,02 (+-3,54)</text:p>
          </table:table-cell>
          <table:table-cell office:value-type="float" office:value="7681.15" calcext:value-type="float">
            <text:p>7.681,15</text:p>
          </table:table-cell>
          <table:table-cell office:value-type="float" office:value="212.45" calcext:value-type="float">
            <text:p>212,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CONCAT(TEXT([.G6];&quot;###0,00&quot;);&quot; (+-&quot;;TEXT([.H6];&quot;###0,00&quot;);&quot;)&quot;)" office:value-type="string" office:string-value="4,00 (+-0,00)" calcext:value-type="string">
            <text:p>4,00 (+-0,00)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formula="of:=COM.MICROSOFT.CONCAT(TEXT([.K6];&quot;####0,00&quot;);&quot; (+-&quot;;TEXT([.L6];&quot;####0,00&quot;);&quot;)&quot;)" office:value-type="string" office:string-value="0,50 (+-0,50)" calcext:value-type="string">
            <text:p>0,50 (+-0,50)</text:p>
          </table:table-cell>
          <table:table-cell table:number-columns-repeated="2" office:value-type="float" office:value="0.5" calcext:value-type="float">
            <text:p>0,50</text:p>
          </table:table-cell>
          <table:table-cell office:value-type="float" office:value="27" calcext:value-type="float">
            <text:p>27</text:p>
          </table:table-cell>
          <table:table-cell table:formula="of:=COM.MICROSOFT.CONCAT(TEXT([.O6];&quot;####0,00&quot;);&quot; (+-&quot;;TEXT([.P6];&quot;####0,00&quot;);&quot;)&quot;)" office:value-type="string" office:string-value="13,50 (+-2,50)" calcext:value-type="string">
            <text:p>13,50 (+-2,50)</text:p>
          </table:table-cell>
          <table:table-cell office:value-type="float" office:value="13.5" calcext:value-type="float">
            <text:p>13,50</text:p>
          </table:table-cell>
          <table:table-cell office:value-type="float" office:value="2.5" calcext:value-type="float">
            <text:p>2,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0.306818181818182" calcext:value-type="float">
            <text:p>0,31</text:p>
          </table:table-cell>
          <table:table-cell office:value-type="float" office:value="0.0568181818181818" calcext:value-type="float">
            <text:p>0,06</text:p>
          </table:table-cell>
          <table:table-cell table:formula="of:=COM.MICROSOFT.CONCAT(TEXT([.W6]/60;&quot;####0,00&quot;);&quot; (+-&quot;;TEXT([.X6]/60;&quot;####0,00&quot;);&quot;)&quot;)" office:value-type="string" office:string-value="150,97 (+-5,16)" calcext:value-type="string">
            <text:p>150,97 (+-5,16)</text:p>
          </table:table-cell>
          <table:table-cell office:value-type="float" office:value="9058.375" calcext:value-type="float">
            <text:p>9.058,38</text:p>
          </table:table-cell>
          <table:table-cell office:value-type="float" office:value="309.375" calcext:value-type="float">
            <text:p>309,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. c.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COM.MICROSOFT.CONCAT(TEXT([.G7];&quot;###0,00&quot;);&quot; (+-&quot;;TEXT([.H7];&quot;###0,00&quot;);&quot;)&quot;)" office:value-type="string" office:string-value="5,92 (+-5,11)" calcext:value-type="string">
            <text:p>5,92 (+-5,11)</text:p>
          </table:table-cell>
          <table:table-cell office:value-type="float" office:value="5.91666666666667" calcext:value-type="float">
            <text:p>5,92</text:p>
          </table:table-cell>
          <table:table-cell office:value-type="float" office:value="5.10650456661784" calcext:value-type="float">
            <text:p>5,11</text:p>
          </table:table-cell>
          <table:table-cell office:value-type="float" office:value="11" calcext:value-type="float">
            <text:p>11</text:p>
          </table:table-cell>
          <table:table-cell table:formula="of:=COM.MICROSOFT.CONCAT(TEXT([.K7];&quot;####0,00&quot;);&quot; (+-&quot;;TEXT([.L7];&quot;####0,00&quot;);&quot;)&quot;)" office:value-type="string" office:string-value="1,42 (+-1,80)" calcext:value-type="string">
            <text:p>1,42 (+-1,80)</text:p>
          </table:table-cell>
          <table:table-cell office:value-type="float" office:value="1.41666666666667" calcext:value-type="float">
            <text:p>1,42</text:p>
          </table:table-cell>
          <table:table-cell office:value-type="float" office:value="1.80084856541453" calcext:value-type="float">
            <text:p>1,80</text:p>
          </table:table-cell>
          <table:table-cell office:value-type="float" office:value="147" calcext:value-type="float">
            <text:p>147</text:p>
          </table:table-cell>
          <table:table-cell table:formula="of:=COM.MICROSOFT.CONCAT(TEXT([.O7];&quot;####0,00&quot;);&quot; (+-&quot;;TEXT([.P7];&quot;####0,00&quot;);&quot;)&quot;)" office:value-type="string" office:string-value="12,25 (+-9,63)" calcext:value-type="string">
            <text:p>12,25 (+-9,63)</text:p>
          </table:table-cell>
          <table:table-cell office:value-type="float" office:value="12.25" calcext:value-type="float">
            <text:p>12,25</text:p>
          </table:table-cell>
          <table:table-cell office:value-type="float" office:value="9.62743475698485" calcext:value-type="float">
            <text:p>9,63</text:p>
          </table:table-cell>
          <table:table-cell office:value-type="float" office:value="71" calcext:value-type="float">
            <text:p>71</text:p>
          </table:table-cell>
          <table:table-cell office:value-type="float" office:value="5.91666666666667" calcext:value-type="float">
            <text:p>5,92</text:p>
          </table:table-cell>
          <table:table-cell office:value-type="float" office:value="5.10650456661784" calcext:value-type="float">
            <text:p>5,11</text:p>
          </table:table-cell>
          <table:table-cell office:value-type="float" office:value="0.514224386724387" calcext:value-type="float">
            <text:p>0,51</text:p>
          </table:table-cell>
          <table:table-cell office:value-type="float" office:value="0.275697493367437" calcext:value-type="float">
            <text:p>0,28</text:p>
          </table:table-cell>
          <table:table-cell table:formula="of:=COM.MICROSOFT.CONCAT(TEXT([.W7]/60;&quot;####0,00&quot;);&quot; (+-&quot;;TEXT([.X7]/60;&quot;####0,00&quot;);&quot;)&quot;)" office:value-type="string" office:string-value="103,31 (+-69,40)" calcext:value-type="string">
            <text:p>103,31 (+-69,40)</text:p>
          </table:table-cell>
          <table:table-cell office:value-type="float" office:value="6198.72001527884" calcext:value-type="float">
            <text:p>6.198,72</text:p>
          </table:table-cell>
          <table:table-cell office:value-type="float" office:value="4163.96049872122" calcext:value-type="float">
            <text:p>4.163,9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COM.MICROSOFT.CONCAT(TEXT([.G8];&quot;###0,00&quot;);&quot; (+-&quot;;TEXT([.H8];&quot;###0,00&quot;);&quot;)&quot;)" office:value-type="string" office:string-value="17,38 (+-3,00)" calcext:value-type="string">
            <text:p>17,38 (+-3,00)</text:p>
          </table:table-cell>
          <table:table-cell office:value-type="float" office:value="17.375" calcext:value-type="float">
            <text:p>17,38</text:p>
          </table:table-cell>
          <table:table-cell office:value-type="float" office:value="2.99739470207045" calcext:value-type="float">
            <text:p>3,00</text:p>
          </table:table-cell>
          <table:table-cell office:value-type="float" office:value="19" calcext:value-type="float">
            <text:p>19</text:p>
          </table:table-cell>
          <table:table-cell table:formula="of:=COM.MICROSOFT.CONCAT(TEXT([.K8];&quot;####0,00&quot;);&quot; (+-&quot;;TEXT([.L8];&quot;####0,00&quot;);&quot;)&quot;)" office:value-type="string" office:string-value="3,13 (+-2,89)" calcext:value-type="string">
            <text:p>3,13 (+-2,89)</text:p>
          </table:table-cell>
          <table:table-cell office:value-type="float" office:value="3.125" calcext:value-type="float">
            <text:p>3,13</text:p>
          </table:table-cell>
          <table:table-cell office:value-type="float" office:value="2.89125837655509" calcext:value-type="float">
            <text:p>2,89</text:p>
          </table:table-cell>
          <table:table-cell office:value-type="float" office:value="263" calcext:value-type="float">
            <text:p>263</text:p>
          </table:table-cell>
          <table:table-cell table:formula="of:=COM.MICROSOFT.CONCAT(TEXT([.O8];&quot;####0,00&quot;);&quot; (+-&quot;;TEXT([.P8];&quot;####0,00&quot;);&quot;)&quot;)" office:value-type="string" office:string-value="32,88 (+-18,06)" calcext:value-type="string">
            <text:p>32,88 (+-18,06)</text:p>
          </table:table-cell>
          <table:table-cell office:value-type="float" office:value="32.875" calcext:value-type="float">
            <text:p>32,88</text:p>
          </table:table-cell>
          <table:table-cell office:value-type="float" office:value="18.0584986917518" calcext:value-type="float">
            <text:p>18,06</text:p>
          </table:table-cell>
          <table:table-cell office:value-type="float" office:value="139" calcext:value-type="float">
            <text:p>139</text:p>
          </table:table-cell>
          <table:table-cell office:value-type="float" office:value="17.375" calcext:value-type="float">
            <text:p>17,38</text:p>
          </table:table-cell>
          <table:table-cell office:value-type="float" office:value="2.99739470207045" calcext:value-type="float">
            <text:p>3,00</text:p>
          </table:table-cell>
          <table:table-cell office:value-type="float" office:value="0.614707236809102" calcext:value-type="float">
            <text:p>0,61</text:p>
          </table:table-cell>
          <table:table-cell office:value-type="float" office:value="0.163247623570968" calcext:value-type="float">
            <text:p>0,16</text:p>
          </table:table-cell>
          <table:table-cell table:formula="of:=COM.MICROSOFT.CONCAT(TEXT([.W8]/60;&quot;####0,00&quot;);&quot; (+-&quot;;TEXT([.X8]/60;&quot;####0,00&quot;);&quot;)&quot;)" office:value-type="string" office:string-value="91,01 (+-24,48)" calcext:value-type="string">
            <text:p>91,01 (+-24,48)</text:p>
          </table:table-cell>
          <table:table-cell office:value-type="float" office:value="5460.65161210318" calcext:value-type="float">
            <text:p>5.460,65</text:p>
          </table:table-cell>
          <table:table-cell office:value-type="float" office:value="1468.61964259132" calcext:value-type="float">
            <text:p>1.468,6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COM.MICROSOFT.CONCAT(TEXT([.G9];&quot;###0,00&quot;);&quot; (+-&quot;;TEXT([.H9];&quot;###0,00&quot;);&quot;)&quot;)" office:value-type="string" office:string-value="10,67 (+-0,47)" calcext:value-type="string">
            <text:p>10,67 (+-0,47)</text:p>
          </table:table-cell>
          <table:table-cell office:value-type="float" office:value="10.6666666666667" calcext:value-type="float">
            <text:p>10,67</text:p>
          </table:table-cell>
          <table:table-cell office:value-type="float" office:value="0.471404520791032" calcext:value-type="float">
            <text:p>0,47</text:p>
          </table:table-cell>
          <table:table-cell office:value-type="float" office:value="2" calcext:value-type="float">
            <text:p>2</text:p>
          </table:table-cell>
          <table:table-cell table:formula="of:=COM.MICROSOFT.CONCAT(TEXT([.K9];&quot;####0,00&quot;);&quot; (+-&quot;;TEXT([.L9];&quot;####0,00&quot;);&quot;)&quot;)" office:value-type="string" office:string-value="0,67 (+-0,94)" calcext:value-type="string">
            <text:p>0,67 (+-0,94)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942809041582063" calcext:value-type="float">
            <text:p>0,94</text:p>
          </table:table-cell>
          <table:table-cell office:value-type="float" office:value="63" calcext:value-type="float">
            <text:p>63</text:p>
          </table:table-cell>
          <table:table-cell table:formula="of:=COM.MICROSOFT.CONCAT(TEXT([.O9];&quot;####0,00&quot;);&quot; (+-&quot;;TEXT([.P9];&quot;####0,00&quot;);&quot;)&quot;)" office:value-type="string" office:string-value="21,00 (+-2,94)" calcext:value-type="string">
            <text:p>21,00 (+-2,94)</text:p>
          </table:table-cell>
          <table:table-cell office:value-type="float" office:value="21" calcext:value-type="float">
            <text:p>21,00</text:p>
          </table:table-cell>
          <table:table-cell office:value-type="float" office:value="2.94392028877595" calcext:value-type="float">
            <text:p>2,94</text:p>
          </table:table-cell>
          <table:table-cell office:value-type="float" office:value="32" calcext:value-type="float">
            <text:p>32</text:p>
          </table:table-cell>
          <table:table-cell office:value-type="float" office:value="10.6666666666667" calcext:value-type="float">
            <text:p>10,67</text:p>
          </table:table-cell>
          <table:table-cell office:value-type="float" office:value="0.471404520791032" calcext:value-type="float">
            <text:p>0,47</text:p>
          </table:table-cell>
          <table:table-cell office:value-type="float" office:value="0.515522875816994" calcext:value-type="float">
            <text:p>0,52</text:p>
          </table:table-cell>
          <table:table-cell office:value-type="float" office:value="0.054156253003845" calcext:value-type="float">
            <text:p>0,05</text:p>
          </table:table-cell>
          <table:table-cell table:formula="of:=COM.MICROSOFT.CONCAT(TEXT([.W9]/60;&quot;####0,00&quot;);&quot; (+-&quot;;TEXT([.X9]/60;&quot;####0,00&quot;);&quot;)&quot;)" office:value-type="string" office:string-value="89,51 (+-16,51)" calcext:value-type="string">
            <text:p>89,51 (+-16,51)</text:p>
          </table:table-cell>
          <table:table-cell office:value-type="float" office:value="5370.70606060606" calcext:value-type="float">
            <text:p>5.370,71</text:p>
          </table:table-cell>
          <table:table-cell office:value-type="float" office:value="990.623681063566" calcext:value-type="float">
            <text:p>990,6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COM.MICROSOFT.CONCAT(TEXT([.G10];&quot;###0,00&quot;);&quot; (+-&quot;;TEXT([.H10];&quot;###0,00&quot;);&quot;)&quot;)" office:value-type="string" office:string-value="16,00 (+-1,00)" calcext:value-type="string">
            <text:p>16,00 (+-1,00)</text:p>
          </table:table-cell>
          <table:table-cell office:value-type="float" office:value="16" calcext:value-type="float">
            <text:p>16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table:formula="of:=COM.MICROSOFT.CONCAT(TEXT([.K10];&quot;####0,00&quot;);&quot; (+-&quot;;TEXT([.L10];&quot;####0,00&quot;);&quot;)&quot;)" office:value-type="string" office:string-value="3,00 (+-2,00)" calcext:value-type="string">
            <text:p>3,00 (+-2,00)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58" calcext:value-type="float">
            <text:p>58</text:p>
          </table:table-cell>
          <table:table-cell table:formula="of:=COM.MICROSOFT.CONCAT(TEXT([.O10];&quot;####0,00&quot;);&quot; (+-&quot;;TEXT([.P10];&quot;####0,00&quot;);&quot;)&quot;)" office:value-type="string" office:string-value="29,00 (+-3,00)" calcext:value-type="string">
            <text:p>29,00 (+-3,00)</text:p>
          </table:table-cell>
          <table:table-cell office:value-type="float" office:value="29" calcext:value-type="float">
            <text:p>29,00</text:p>
          </table:table-cell>
          <table:table-cell office:value-type="float" office:value="3" calcext:value-type="float">
            <text:p>3,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,00</text:p>
          </table:table-cell>
          <table:table-cell office:value-type="float" office:value="1" calcext:value-type="float">
            <text:p>1,00</text:p>
          </table:table-cell>
          <table:table-cell office:value-type="float" office:value="0.554086538461538" calcext:value-type="float">
            <text:p>0,55</text:p>
          </table:table-cell>
          <table:table-cell office:value-type="float" office:value="0.0228365384615384" calcext:value-type="float">
            <text:p>0,02</text:p>
          </table:table-cell>
          <table:table-cell table:formula="of:=COM.MICROSOFT.CONCAT(TEXT([.W10]/60;&quot;####0,00&quot;);&quot; (+-&quot;;TEXT([.X10]/60;&quot;####0,00&quot;);&quot;)&quot;)" office:value-type="string" office:string-value="78,81 (+-15,99)" calcext:value-type="string">
            <text:p>78,81 (+-15,99)</text:p>
          </table:table-cell>
          <table:table-cell office:value-type="float" office:value="4728.39607843137" calcext:value-type="float">
            <text:p>4.728,40</text:p>
          </table:table-cell>
          <table:table-cell office:value-type="float" office:value="959.337254901961" calcext:value-type="float">
            <text:p>959,3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formula="of:=COM.MICROSOFT.CONCAT(TEXT([.G11];&quot;###0,00&quot;);&quot; (+-&quot;;TEXT([.H11];&quot;###0,00&quot;);&quot;)&quot;)" office:value-type="string" office:string-value="27,41 (+-2,44)" calcext:value-type="string">
            <text:p>27,41 (+-2,44)</text:p>
          </table:table-cell>
          <table:table-cell office:value-type="float" office:value="27.4090909090909" calcext:value-type="float">
            <text:p>27,41</text:p>
          </table:table-cell>
          <table:table-cell office:value-type="float" office:value="2.44315539097758" calcext:value-type="float">
            <text:p>2,44</text:p>
          </table:table-cell>
          <table:table-cell office:value-type="float" office:value="28" calcext:value-type="float">
            <text:p>28</text:p>
          </table:table-cell>
          <table:table-cell table:formula="of:=COM.MICROSOFT.CONCAT(TEXT([.K11];&quot;####0,00&quot;);&quot; (+-&quot;;TEXT([.L11];&quot;####0,00&quot;);&quot;)&quot;)" office:value-type="string" office:string-value="2,41 (+-1,83)" calcext:value-type="string">
            <text:p>2,41 (+-1,83)</text:p>
          </table:table-cell>
          <table:table-cell office:value-type="float" office:value="2.40909090909091" calcext:value-type="float">
            <text:p>2,41</text:p>
          </table:table-cell>
          <table:table-cell office:value-type="float" office:value="1.8255532389112" calcext:value-type="float">
            <text:p>1,83</text:p>
          </table:table-cell>
          <table:table-cell office:value-type="float" office:value="1032" calcext:value-type="float">
            <text:p>1032</text:p>
          </table:table-cell>
          <table:table-cell table:formula="of:=COM.MICROSOFT.CONCAT(TEXT([.O11];&quot;####0,00&quot;);&quot; (+-&quot;;TEXT([.P11];&quot;####0,00&quot;);&quot;)&quot;)" office:value-type="string" office:string-value="46,91 (+-9,80)" calcext:value-type="string">
            <text:p>46,91 (+-9,80)</text:p>
          </table:table-cell>
          <table:table-cell office:value-type="float" office:value="46.9090909090909" calcext:value-type="float">
            <text:p>46,91</text:p>
          </table:table-cell>
          <table:table-cell office:value-type="float" office:value="9.79753721795381" calcext:value-type="float">
            <text:p>9,80</text:p>
          </table:table-cell>
          <table:table-cell office:value-type="float" office:value="603" calcext:value-type="float">
            <text:p>603</text:p>
          </table:table-cell>
          <table:table-cell office:value-type="float" office:value="27.4090909090909" calcext:value-type="float">
            <text:p>27,41</text:p>
          </table:table-cell>
          <table:table-cell office:value-type="float" office:value="2.44315539097758" calcext:value-type="float">
            <text:p>2,44</text:p>
          </table:table-cell>
          <table:table-cell office:value-type="float" office:value="0.609405774000056" calcext:value-type="float">
            <text:p>0,61</text:p>
          </table:table-cell>
          <table:table-cell office:value-type="float" office:value="0.13423968051551" calcext:value-type="float">
            <text:p>0,13</text:p>
          </table:table-cell>
          <table:table-cell table:formula="of:=COM.MICROSOFT.CONCAT(TEXT([.W11]/60;&quot;####0,00&quot;);&quot; (+-&quot;;TEXT([.X11]/60;&quot;####0,00&quot;);&quot;)&quot;)" office:value-type="string" office:string-value="79,33 (+-17,51)" calcext:value-type="string">
            <text:p>79,33 (+-17,51)</text:p>
          </table:table-cell>
          <table:table-cell office:value-type="float" office:value="4759.82453150465" calcext:value-type="float">
            <text:p>4.759,82</text:p>
          </table:table-cell>
          <table:table-cell office:value-type="float" office:value="1050.47228903268" calcext:value-type="float">
            <text:p>1.050,4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formula="of:=COM.MICROSOFT.CONCAT(TEXT([.G12];&quot;###0,00&quot;);&quot; (+-&quot;;TEXT([.H12];&quot;###0,00&quot;);&quot;)&quot;)" office:value-type="string" office:string-value="40,87 (+-4,83)" calcext:value-type="string">
            <text:p>40,87 (+-4,83)</text:p>
          </table:table-cell>
          <table:table-cell office:value-type="float" office:value="40.8666666666667" calcext:value-type="float">
            <text:p>40,87</text:p>
          </table:table-cell>
          <table:table-cell office:value-type="float" office:value="4.82861838992849" calcext:value-type="float">
            <text:p>4,83</text:p>
          </table:table-cell>
          <table:table-cell office:value-type="float" office:value="13" calcext:value-type="float">
            <text:p>13</text:p>
          </table:table-cell>
          <table:table-cell table:formula="of:=COM.MICROSOFT.CONCAT(TEXT([.K12];&quot;####0,00&quot;);&quot; (+-&quot;;TEXT([.L12];&quot;####0,00&quot;);&quot;)&quot;)" office:value-type="string" office:string-value="1,27 (+-1,44)" calcext:value-type="string">
            <text:p>1,27 (+-1,44)</text:p>
          </table:table-cell>
          <table:table-cell office:value-type="float" office:value="1.26666666666667" calcext:value-type="float">
            <text:p>1,27</text:p>
          </table:table-cell>
          <table:table-cell office:value-type="float" office:value="1.4360439485692" calcext:value-type="float">
            <text:p>1,44</text:p>
          </table:table-cell>
          <table:table-cell office:value-type="float" office:value="889" calcext:value-type="float">
            <text:p>889</text:p>
          </table:table-cell>
          <table:table-cell table:formula="of:=COM.MICROSOFT.CONCAT(TEXT([.O12];&quot;####0,00&quot;);&quot; (+-&quot;;TEXT([.P12];&quot;####0,00&quot;);&quot;)&quot;)" office:value-type="string" office:string-value="59,27 (+-7,06)" calcext:value-type="string">
            <text:p>59,27 (+-7,06)</text:p>
          </table:table-cell>
          <table:table-cell office:value-type="float" office:value="59.2666666666667" calcext:value-type="float">
            <text:p>59,27</text:p>
          </table:table-cell>
          <table:table-cell office:value-type="float" office:value="7.05659659861293" calcext:value-type="float">
            <text:p>7,06</text:p>
          </table:table-cell>
          <table:table-cell office:value-type="float" office:value="613" calcext:value-type="float">
            <text:p>613</text:p>
          </table:table-cell>
          <table:table-cell office:value-type="float" office:value="40.8666666666667" calcext:value-type="float">
            <text:p>40,87</text:p>
          </table:table-cell>
          <table:table-cell office:value-type="float" office:value="4.82861838992849" calcext:value-type="float">
            <text:p>4,83</text:p>
          </table:table-cell>
          <table:table-cell office:value-type="float" office:value="0.696689425211688" calcext:value-type="float">
            <text:p>0,70</text:p>
          </table:table-cell>
          <table:table-cell office:value-type="float" office:value="0.100578805993989" calcext:value-type="float">
            <text:p>0,10</text:p>
          </table:table-cell>
          <table:table-cell table:formula="of:=COM.MICROSOFT.CONCAT(TEXT([.W12]/60;&quot;####0,00&quot;);&quot; (+-&quot;;TEXT([.X12]/60;&quot;####0,00&quot;);&quot;)&quot;)" office:value-type="string" office:string-value="60,82 (+-13,37)" calcext:value-type="string">
            <text:p>60,82 (+-13,37)</text:p>
          </table:table-cell>
          <table:table-cell office:value-type="float" office:value="3649.49993595711" calcext:value-type="float">
            <text:p>3.649,50</text:p>
          </table:table-cell>
          <table:table-cell office:value-type="float" office:value="802.052728337243" calcext:value-type="float">
            <text:p>802,0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. c.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COM.MICROSOFT.CONCAT(TEXT([.G13];&quot;###0,00&quot;);&quot; (+-&quot;;TEXT([.H13];&quot;###0,00&quot;);&quot;)&quot;)" office:value-type="string" office:string-value="10,67 (+-4,08)" calcext:value-type="string">
            <text:p>10,67 (+-4,08)</text:p>
          </table:table-cell>
          <table:table-cell office:value-type="float" office:value="10.6666666666667" calcext:value-type="float">
            <text:p>10,67</text:p>
          </table:table-cell>
          <table:table-cell office:value-type="float" office:value="4.08248290463863" calcext:value-type="float">
            <text:p>4,08</text:p>
          </table:table-cell>
          <table:table-cell office:value-type="float" office:value="23" calcext:value-type="float">
            <text:p>23</text:p>
          </table:table-cell>
          <table:table-cell table:formula="of:=COM.MICROSOFT.CONCAT(TEXT([.K13];&quot;####0,00&quot;);&quot; (+-&quot;;TEXT([.L13];&quot;####0,00&quot;);&quot;)&quot;)" office:value-type="string" office:string-value="3,78 (+-4,34)" calcext:value-type="string">
            <text:p>3,78 (+-4,34)</text:p>
          </table:table-cell>
          <table:table-cell office:value-type="float" office:value="3.77777777777778" calcext:value-type="float">
            <text:p>3,78</text:p>
          </table:table-cell>
          <table:table-cell office:value-type="float" office:value="4.34044999658325" calcext:value-type="float">
            <text:p>4,34</text:p>
          </table:table-cell>
          <table:table-cell office:value-type="float" office:value="181" calcext:value-type="float">
            <text:p>181</text:p>
          </table:table-cell>
          <table:table-cell table:formula="of:=COM.MICROSOFT.CONCAT(TEXT([.O13];&quot;####0,00&quot;);&quot; (+-&quot;;TEXT([.P13];&quot;####0,00&quot;);&quot;)&quot;)" office:value-type="string" office:string-value="20,11 (+-7,64)" calcext:value-type="string">
            <text:p>20,11 (+-7,64)</text:p>
          </table:table-cell>
          <table:table-cell office:value-type="float" office:value="20.1111111111111" calcext:value-type="float">
            <text:p>20,11</text:p>
          </table:table-cell>
          <table:table-cell office:value-type="float" office:value="7.63681790108426" calcext:value-type="float">
            <text:p>7,64</text:p>
          </table:table-cell>
          <table:table-cell office:value-type="float" office:value="96" calcext:value-type="float">
            <text:p>96</text:p>
          </table:table-cell>
          <table:table-cell office:value-type="float" office:value="10.6666666666667" calcext:value-type="float">
            <text:p>10,67</text:p>
          </table:table-cell>
          <table:table-cell office:value-type="float" office:value="4.08248290463863" calcext:value-type="float">
            <text:p>4,08</text:p>
          </table:table-cell>
          <table:table-cell office:value-type="float" office:value="0.563229980143596" calcext:value-type="float">
            <text:p>0,56</text:p>
          </table:table-cell>
          <table:table-cell office:value-type="float" office:value="0.182228237365051" calcext:value-type="float">
            <text:p>0,18</text:p>
          </table:table-cell>
          <table:table-cell table:formula="of:=COM.MICROSOFT.CONCAT(TEXT([.W13]/60;&quot;####0,00&quot;);&quot; (+-&quot;;TEXT([.X13]/60;&quot;####0,00&quot;);&quot;)&quot;)" office:value-type="string" office:string-value="77,44 (+-30,45)" calcext:value-type="string">
            <text:p>77,44 (+-30,45)</text:p>
          </table:table-cell>
          <table:table-cell office:value-type="float" office:value="4646.55028051106" calcext:value-type="float">
            <text:p>4.646,55</text:p>
          </table:table-cell>
          <table:table-cell office:value-type="float" office:value="1827.18505624101" calcext:value-type="float">
            <text:p>1.827,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COM.MICROSOFT.CONCAT(TEXT([.G14];&quot;###0,00&quot;);&quot; (+-&quot;;TEXT([.H14];&quot;###0,00&quot;);&quot;)&quot;)" office:value-type="string" office:string-value="27,18 (+-9,23)" calcext:value-type="string">
            <text:p>27,18 (+-9,23)</text:p>
          </table:table-cell>
          <table:table-cell office:value-type="float" office:value="27.1818181818182" calcext:value-type="float">
            <text:p>27,18</text:p>
          </table:table-cell>
          <table:table-cell office:value-type="float" office:value="9.23253320716951" calcext:value-type="float">
            <text:p>9,23</text:p>
          </table:table-cell>
          <table:table-cell office:value-type="float" office:value="25" calcext:value-type="float">
            <text:p>25</text:p>
          </table:table-cell>
          <table:table-cell table:formula="of:=COM.MICROSOFT.CONCAT(TEXT([.K14];&quot;####0,00&quot;);&quot; (+-&quot;;TEXT([.L14];&quot;####0,00&quot;);&quot;)&quot;)" office:value-type="string" office:string-value="4,18 (+-2,98)" calcext:value-type="string">
            <text:p>4,18 (+-2,98)</text:p>
          </table:table-cell>
          <table:table-cell office:value-type="float" office:value="4.18181818181818" calcext:value-type="float">
            <text:p>4,18</text:p>
          </table:table-cell>
          <table:table-cell office:value-type="float" office:value="2.97926720148617" calcext:value-type="float">
            <text:p>2,98</text:p>
          </table:table-cell>
          <table:table-cell office:value-type="float" office:value="510" calcext:value-type="float">
            <text:p>510</text:p>
          </table:table-cell>
          <table:table-cell table:formula="of:=COM.MICROSOFT.CONCAT(TEXT([.O14];&quot;####0,00&quot;);&quot; (+-&quot;;TEXT([.P14];&quot;####0,00&quot;);&quot;)&quot;)" office:value-type="string" office:string-value="46,36 (+-15,60)" calcext:value-type="string">
            <text:p>46,36 (+-15,60)</text:p>
          </table:table-cell>
          <table:table-cell office:value-type="float" office:value="46.3636363636364" calcext:value-type="float">
            <text:p>46,36</text:p>
          </table:table-cell>
          <table:table-cell office:value-type="float" office:value="15.6046189390002" calcext:value-type="float">
            <text:p>15,60</text:p>
          </table:table-cell>
          <table:table-cell office:value-type="float" office:value="299" calcext:value-type="float">
            <text:p>299</text:p>
          </table:table-cell>
          <table:table-cell office:value-type="float" office:value="27.1818181818182" calcext:value-type="float">
            <text:p>27,18</text:p>
          </table:table-cell>
          <table:table-cell office:value-type="float" office:value="9.23253320716951" calcext:value-type="float">
            <text:p>9,23</text:p>
          </table:table-cell>
          <table:table-cell office:value-type="float" office:value="0.549037153798394" calcext:value-type="float">
            <text:p>0,55</text:p>
          </table:table-cell>
          <table:table-cell office:value-type="float" office:value="0.205486075178887" calcext:value-type="float">
            <text:p>0,21</text:p>
          </table:table-cell>
          <table:table-cell table:formula="of:=COM.MICROSOFT.CONCAT(TEXT([.W14]/60;&quot;####0,00&quot;);&quot; (+-&quot;;TEXT([.X14]/60;&quot;####0,00&quot;);&quot;)&quot;)" office:value-type="string" office:string-value="66,89 (+-16,38)" calcext:value-type="string">
            <text:p>66,89 (+-16,38)</text:p>
          </table:table-cell>
          <table:table-cell office:value-type="float" office:value="4013.22776315291" calcext:value-type="float">
            <text:p>4.013,23</text:p>
          </table:table-cell>
          <table:table-cell office:value-type="float" office:value="982.640485514064" calcext:value-type="float">
            <text:p>982,6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COM.MICROSOFT.CONCAT(TEXT([.G15];&quot;###0,00&quot;);&quot; (+-&quot;;TEXT([.H15];&quot;###0,00&quot;);&quot;)&quot;)" office:value-type="string" office:string-value="11,00 (+-0,82)" calcext:value-type="string">
            <text:p>11,00 (+-0,82)</text:p>
          </table:table-cell>
          <table:table-cell office:value-type="float" office:value="11" calcext:value-type="float">
            <text:p>11,00</text:p>
          </table:table-cell>
          <table:table-cell office:value-type="float" office:value="0.816496580927726" calcext:value-type="float">
            <text:p>0,82</text:p>
          </table:table-cell>
          <table:table-cell office:value-type="float" office:value="3" calcext:value-type="float">
            <text:p>3</text:p>
          </table:table-cell>
          <table:table-cell table:formula="of:=COM.MICROSOFT.CONCAT(TEXT([.K15];&quot;####0,00&quot;);&quot; (+-&quot;;TEXT([.L15];&quot;####0,00&quot;);&quot;)&quot;)" office:value-type="string" office:string-value="1,33 (+-0,94)" calcext:value-type="string">
            <text:p>1,33 (+-0,94)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.942809041582063" calcext:value-type="float">
            <text:p>0,94</text:p>
          </table:table-cell>
          <table:table-cell office:value-type="float" office:value="62" calcext:value-type="float">
            <text:p>62</text:p>
          </table:table-cell>
          <table:table-cell table:formula="of:=COM.MICROSOFT.CONCAT(TEXT([.O15];&quot;####0,00&quot;);&quot; (+-&quot;;TEXT([.P15];&quot;####0,00&quot;);&quot;)&quot;)" office:value-type="string" office:string-value="20,67 (+-2,87)" calcext:value-type="string">
            <text:p>20,67 (+-2,87)</text:p>
          </table:table-cell>
          <table:table-cell office:value-type="float" office:value="20.6666666666667" calcext:value-type="float">
            <text:p>20,67</text:p>
          </table:table-cell>
          <table:table-cell office:value-type="float" office:value="2.86744175568088" calcext:value-type="float">
            <text:p>2,87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,00</text:p>
          </table:table-cell>
          <table:table-cell office:value-type="float" office:value="0.816496580927726" calcext:value-type="float">
            <text:p>0,82</text:p>
          </table:table-cell>
          <table:table-cell office:value-type="float" office:value="0.546802054154995" calcext:value-type="float">
            <text:p>0,55</text:p>
          </table:table-cell>
          <table:table-cell office:value-type="float" office:value="0.112722743887175" calcext:value-type="float">
            <text:p>0,11</text:p>
          </table:table-cell>
          <table:table-cell table:formula="of:=COM.MICROSOFT.CONCAT(TEXT([.W15]/60;&quot;####0,00&quot;);&quot; (+-&quot;;TEXT([.X15]/60;&quot;####0,00&quot;);&quot;)&quot;)" office:value-type="string" office:string-value="77,75 (+-10,60)" calcext:value-type="string">
            <text:p>77,75 (+-10,60)</text:p>
          </table:table-cell>
          <table:table-cell office:value-type="float" office:value="4665.04848484848" calcext:value-type="float">
            <text:p>4.665,05</text:p>
          </table:table-cell>
          <table:table-cell office:value-type="float" office:value="635.92807281364" calcext:value-type="float">
            <text:p>635,9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OM.MICROSOFT.CONCAT(TEXT([.G16];&quot;###0,00&quot;);&quot; (+-&quot;;TEXT([.H16];&quot;###0,00&quot;);&quot;)&quot;)" office:value-type="string" office:string-value="3,75 (+-2,17)" calcext:value-type="string">
            <text:p>3,75 (+-2,17)</text:p>
          </table:table-cell>
          <table:table-cell office:value-type="float" office:value="3.75" calcext:value-type="float">
            <text:p>3,75</text:p>
          </table:table-cell>
          <table:table-cell office:value-type="float" office:value="2.1650635094611" calcext:value-type="float">
            <text:p>2,17</text:p>
          </table:table-cell>
          <table:table-cell office:value-type="float" office:value="4" calcext:value-type="float">
            <text:p>4</text:p>
          </table:table-cell>
          <table:table-cell table:formula="of:=COM.MICROSOFT.CONCAT(TEXT([.K16];&quot;####0,00&quot;);&quot; (+-&quot;;TEXT([.L16];&quot;####0,00&quot;);&quot;)&quot;)" office:value-type="string" office:string-value="1,00 (+-0,71)" calcext:value-type="string">
            <text:p>1,00 (+-0,71)</text:p>
          </table:table-cell>
          <table:table-cell office:value-type="float" office:value="1" calcext:value-type="float">
            <text:p>1,00</text:p>
          </table:table-cell>
          <table:table-cell office:value-type="float" office:value="0.707106781186548" calcext:value-type="float">
            <text:p>0,71</text:p>
          </table:table-cell>
          <table:table-cell office:value-type="float" office:value="31" calcext:value-type="float">
            <text:p>31</text:p>
          </table:table-cell>
          <table:table-cell table:formula="of:=COM.MICROSOFT.CONCAT(TEXT([.O16];&quot;####0,00&quot;);&quot; (+-&quot;;TEXT([.P16];&quot;####0,00&quot;);&quot;)&quot;)" office:value-type="string" office:string-value="7,75 (+-4,32)" calcext:value-type="string">
            <text:p>7,75 (+-4,32)</text:p>
          </table:table-cell>
          <table:table-cell office:value-type="float" office:value="7.75" calcext:value-type="float">
            <text:p>7,75</text:p>
          </table:table-cell>
          <table:table-cell office:value-type="float" office:value="4.32290411644765" calcext:value-type="float">
            <text:p>4,32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,75</text:p>
          </table:table-cell>
          <table:table-cell office:value-type="float" office:value="2.1650635094611" calcext:value-type="float">
            <text:p>2,17</text:p>
          </table:table-cell>
          <table:table-cell office:value-type="float" office:value="0.391292735042735" calcext:value-type="float">
            <text:p>0,39</text:p>
          </table:table-cell>
          <table:table-cell office:value-type="float" office:value="0.242258101723444" calcext:value-type="float">
            <text:p>0,24</text:p>
          </table:table-cell>
          <table:table-cell table:formula="of:=COM.MICROSOFT.CONCAT(TEXT([.W16]/60;&quot;####0,00&quot;);&quot; (+-&quot;;TEXT([.X16]/60;&quot;####0,00&quot;);&quot;)&quot;)" office:value-type="string" office:string-value="117,12 (+-2,82)" calcext:value-type="string">
            <text:p>117,12 (+-2,82)</text:p>
          </table:table-cell>
          <table:table-cell office:value-type="float" office:value="7027.13333333333" calcext:value-type="float">
            <text:p>7.027,13</text:p>
          </table:table-cell>
          <table:table-cell office:value-type="float" office:value="169.156758330517" calcext:value-type="float">
            <text:p>169,1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COM.MICROSOFT.CONCAT(TEXT([.G17];&quot;###0,00&quot;);&quot; (+-&quot;;TEXT([.H17];&quot;###0,00&quot;);&quot;)&quot;)" office:value-type="string" office:string-value="42,62 (+-3,75)" calcext:value-type="string">
            <text:p>42,62 (+-3,75)</text:p>
          </table:table-cell>
          <table:table-cell office:value-type="float" office:value="42.6153846153846" calcext:value-type="float">
            <text:p>42,62</text:p>
          </table:table-cell>
          <table:table-cell office:value-type="float" office:value="3.75271105158476" calcext:value-type="float">
            <text:p>3,75</text:p>
          </table:table-cell>
          <table:table-cell office:value-type="float" office:value="20" calcext:value-type="float">
            <text:p>20</text:p>
          </table:table-cell>
          <table:table-cell table:formula="of:=COM.MICROSOFT.CONCAT(TEXT([.K17];&quot;####0,00&quot;);&quot; (+-&quot;;TEXT([.L17];&quot;####0,00&quot;);&quot;)&quot;)" office:value-type="string" office:string-value="2,38 (+-2,27)" calcext:value-type="string">
            <text:p>2,38 (+-2,27)</text:p>
          </table:table-cell>
          <table:table-cell office:value-type="float" office:value="2.38461538461538" calcext:value-type="float">
            <text:p>2,38</text:p>
          </table:table-cell>
          <table:table-cell office:value-type="float" office:value="2.27151124003591" calcext:value-type="float">
            <text:p>2,27</text:p>
          </table:table-cell>
          <table:table-cell office:value-type="float" office:value="889" calcext:value-type="float">
            <text:p>889</text:p>
          </table:table-cell>
          <table:table-cell table:formula="of:=COM.MICROSOFT.CONCAT(TEXT([.O17];&quot;####0,00&quot;);&quot; (+-&quot;;TEXT([.P17];&quot;####0,00&quot;);&quot;)&quot;)" office:value-type="string" office:string-value="68,38 (+-17,74)" calcext:value-type="string">
            <text:p>68,38 (+-17,74)</text:p>
          </table:table-cell>
          <table:table-cell office:value-type="float" office:value="68.3846153846154" calcext:value-type="float">
            <text:p>68,38</text:p>
          </table:table-cell>
          <table:table-cell office:value-type="float" office:value="17.7440714326199" calcext:value-type="float">
            <text:p>17,74</text:p>
          </table:table-cell>
          <table:table-cell office:value-type="float" office:value="554" calcext:value-type="float">
            <text:p>554</text:p>
          </table:table-cell>
          <table:table-cell office:value-type="float" office:value="42.6153846153846" calcext:value-type="float">
            <text:p>42,62</text:p>
          </table:table-cell>
          <table:table-cell office:value-type="float" office:value="3.75271105158476" calcext:value-type="float">
            <text:p>3,75</text:p>
          </table:table-cell>
          <table:table-cell office:value-type="float" office:value="0.657606209064854" calcext:value-type="float">
            <text:p>0,66</text:p>
          </table:table-cell>
          <table:table-cell office:value-type="float" office:value="0.144128143634095" calcext:value-type="float">
            <text:p>0,14</text:p>
          </table:table-cell>
          <table:table-cell table:formula="of:=COM.MICROSOFT.CONCAT(TEXT([.W17]/60;&quot;####0,00&quot;);&quot; (+-&quot;;TEXT([.X17]/60;&quot;####0,00&quot;);&quot;)&quot;)" office:value-type="string" office:string-value="63,93 (+-16,12)" calcext:value-type="string">
            <text:p>63,93 (+-16,12)</text:p>
          </table:table-cell>
          <table:table-cell office:value-type="float" office:value="3835.77175012346" calcext:value-type="float">
            <text:p>3.835,77</text:p>
          </table:table-cell>
          <table:table-cell office:value-type="float" office:value="967.122941101262" calcext:value-type="float">
            <text:p>967,1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COM.MICROSOFT.CONCAT(TEXT([.G18];&quot;###0,00&quot;);&quot; (+-&quot;;TEXT([.H18];&quot;###0,00&quot;);&quot;)&quot;)" office:value-type="string" office:string-value="17,00 (+-0,00)" calcext:value-type="string">
            <text:p>17,00 (+-0,00)</text:p>
          </table:table-cell>
          <table:table-cell office:value-type="float" office:value="17" calcext:value-type="float">
            <text:p>17,0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formula="of:=COM.MICROSOFT.CONCAT(TEXT([.K18];&quot;####0,00&quot;);&quot; (+-&quot;;TEXT([.L18];&quot;####0,00&quot;);&quot;)&quot;)" office:value-type="string" office:string-value="2,00 (+-0,00)" calcext:value-type="string">
            <text:p>2,00 (+-0,00)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0" calcext:value-type="float">
            <text:p>70</text:p>
          </table:table-cell>
          <table:table-cell table:formula="of:=COM.MICROSOFT.CONCAT(TEXT([.O18];&quot;####0,00&quot;);&quot; (+-&quot;;TEXT([.P18];&quot;####0,00&quot;);&quot;)&quot;)" office:value-type="string" office:string-value="35,00 (+-0,00)" calcext:value-type="string">
            <text:p>35,00 (+-0,00)</text:p>
          </table:table-cell>
          <table:table-cell office:value-type="float" office:value="35" calcext:value-type="float">
            <text:p>35,00</text:p>
          </table:table-cell>
          <table:table-cell office:value-type="float" office:value="0" calcext:value-type="float">
            <text:p>0,0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,00</text:p>
          </table:table-cell>
          <table:table-cell office:value-type="float" office:value="0" calcext:value-type="float">
            <text:p>0,00</text:p>
          </table:table-cell>
          <table:table-cell office:value-type="float" office:value="0.485714285714286" calcext:value-type="float">
            <text:p>0,49</text:p>
          </table:table-cell>
          <table:table-cell office:value-type="float" office:value="0" calcext:value-type="float">
            <text:p>0,00</text:p>
          </table:table-cell>
          <table:table-cell table:formula="of:=COM.MICROSOFT.CONCAT(TEXT([.W18]/60;&quot;####0,00&quot;);&quot; (+-&quot;;TEXT([.X18]/60;&quot;####0,00&quot;);&quot;)&quot;)" office:value-type="string" office:string-value="86,76 (+-9,25)" calcext:value-type="string">
            <text:p>86,76 (+-9,25)</text:p>
          </table:table-cell>
          <table:table-cell office:value-type="float" office:value="5205.55882352941" calcext:value-type="float">
            <text:p>5.205,56</text:p>
          </table:table-cell>
          <table:table-cell office:value-type="float" office:value="555.088235294118" calcext:value-type="float">
            <text:p>555,0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M.MICROSOFT.CONCAT(TEXT([.G19];&quot;###0,00&quot;);&quot; (+-&quot;;TEXT([.H19];&quot;###0,00&quot;);&quot;)&quot;)" office:value-type="string" office:string-value="3,50 (+-0,50)" calcext:value-type="string">
            <text:p>3,50 (+-0,50)</text:p>
          </table:table-cell>
          <table:table-cell office:value-type="float" office:value="3.5" calcext:value-type="float">
            <text:p>3,50</text:p>
          </table:table-cell>
          <table:table-cell office:value-type="float" office:value="0.5" calcext:value-type="float">
            <text:p>0,50</text:p>
          </table:table-cell>
          <table:table-cell office:value-type="float" office:value="4" calcext:value-type="float">
            <text:p>4</text:p>
          </table:table-cell>
          <table:table-cell table:formula="of:=COM.MICROSOFT.CONCAT(TEXT([.K19];&quot;####0,00&quot;);&quot; (+-&quot;;TEXT([.L19];&quot;####0,00&quot;);&quot;)&quot;)" office:value-type="string" office:string-value="2,50 (+-1,50)" calcext:value-type="string">
            <text:p>2,50 (+-1,50)</text:p>
          </table:table-cell>
          <table:table-cell office:value-type="float" office:value="2.5" calcext:value-type="float">
            <text:p>2,50</text:p>
          </table:table-cell>
          <table:table-cell office:value-type="float" office:value="1.5" calcext:value-type="float">
            <text:p>1,50</text:p>
          </table:table-cell>
          <table:table-cell office:value-type="float" office:value="21" calcext:value-type="float">
            <text:p>21</text:p>
          </table:table-cell>
          <table:table-cell table:formula="of:=COM.MICROSOFT.CONCAT(TEXT([.O19];&quot;####0,00&quot;);&quot; (+-&quot;;TEXT([.P19];&quot;####0,00&quot;);&quot;)&quot;)" office:value-type="string" office:string-value="10,50 (+-5,50)" calcext:value-type="string">
            <text:p>10,50 (+-5,50)</text:p>
          </table:table-cell>
          <table:table-cell office:value-type="float" office:value="10.5" calcext:value-type="float">
            <text:p>10,50</text:p>
          </table:table-cell>
          <table:table-cell office:value-type="float" office:value="5.5" calcext:value-type="float">
            <text:p>5,50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0</text:p>
          </table:table-cell>
          <table:table-cell office:value-type="float" office:value="0.5" calcext:value-type="float">
            <text:p>0,50</text:p>
          </table:table-cell>
          <table:table-cell office:value-type="float" office:value="0.425" calcext:value-type="float">
            <text:p>0,43</text:p>
          </table:table-cell>
          <table:table-cell office:value-type="float" office:value="0.175" calcext:value-type="float">
            <text:p>0,18</text:p>
          </table:table-cell>
          <table:table-cell table:formula="of:=COM.MICROSOFT.CONCAT(TEXT([.W19]/60;&quot;####0,00&quot;);&quot; (+-&quot;;TEXT([.X19]/60;&quot;####0,00&quot;);&quot;)&quot;)" office:value-type="string" office:string-value="99,83 (+-14,29)" calcext:value-type="string">
            <text:p>99,83 (+-14,29)</text:p>
          </table:table-cell>
          <table:table-cell office:value-type="float" office:value="5989.79166666667" calcext:value-type="float">
            <text:p>5.989,79</text:p>
          </table:table-cell>
          <table:table-cell office:value-type="float" office:value="857.458333333334" calcext:value-type="float">
            <text:p>857,4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. c.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formula="of:=COM.MICROSOFT.CONCAT(TEXT([.G20];&quot;###0,00&quot;);&quot; (+-&quot;;TEXT([.H20];&quot;###0,00&quot;);&quot;)&quot;)" office:value-type="string" office:string-value="12,00 (+-6,38)" calcext:value-type="string">
            <text:p>12,00 (+-6,38)</text:p>
          </table:table-cell>
          <table:table-cell office:value-type="float" office:value="12" calcext:value-type="float">
            <text:p>12,00</text:p>
          </table:table-cell>
          <table:table-cell office:value-type="float" office:value="6.38179228173973" calcext:value-type="float">
            <text:p>6,38</text:p>
          </table:table-cell>
          <table:table-cell office:value-type="float" office:value="23" calcext:value-type="float">
            <text:p>23</text:p>
          </table:table-cell>
          <table:table-cell table:formula="of:=COM.MICROSOFT.CONCAT(TEXT([.K20];&quot;####0,00&quot;);&quot; (+-&quot;;TEXT([.L20];&quot;####0,00&quot;);&quot;)&quot;)" office:value-type="string" office:string-value="3,27 (+-1,81)" calcext:value-type="string">
            <text:p>3,27 (+-1,81)</text:p>
          </table:table-cell>
          <table:table-cell office:value-type="float" office:value="3.27272727272727" calcext:value-type="float">
            <text:p>3,27</text:p>
          </table:table-cell>
          <table:table-cell office:value-type="float" office:value="1.81363066756909" calcext:value-type="float">
            <text:p>1,81</text:p>
          </table:table-cell>
          <table:table-cell office:value-type="float" office:value="290" calcext:value-type="float">
            <text:p>290</text:p>
          </table:table-cell>
          <table:table-cell table:formula="of:=COM.MICROSOFT.CONCAT(TEXT([.O20];&quot;####0,00&quot;);&quot; (+-&quot;;TEXT([.P20];&quot;####0,00&quot;);&quot;)&quot;)" office:value-type="string" office:string-value="26,36 (+-10,40)" calcext:value-type="string">
            <text:p>26,36 (+-10,40)</text:p>
          </table:table-cell>
          <table:table-cell office:value-type="float" office:value="26.3636363636364" calcext:value-type="float">
            <text:p>26,36</text:p>
          </table:table-cell>
          <table:table-cell office:value-type="float" office:value="10.4034323643054" calcext:value-type="float">
            <text:p>10,40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,00</text:p>
          </table:table-cell>
          <table:table-cell office:value-type="float" office:value="6.38179228173973" calcext:value-type="float">
            <text:p>6,38</text:p>
          </table:table-cell>
          <table:table-cell office:value-type="float" office:value="0.43119475592034" calcext:value-type="float">
            <text:p>0,43</text:p>
          </table:table-cell>
          <table:table-cell office:value-type="float" office:value="0.11797257092061" calcext:value-type="float">
            <text:p>0,12</text:p>
          </table:table-cell>
          <table:table-cell table:formula="of:=COM.MICROSOFT.CONCAT(TEXT([.W20]/60;&quot;####0,00&quot;);&quot; (+-&quot;;TEXT([.X20]/60;&quot;####0,00&quot;);&quot;)&quot;)" office:value-type="string" office:string-value="87,71 (+-27,57)" calcext:value-type="string">
            <text:p>87,71 (+-27,57)</text:p>
          </table:table-cell>
          <table:table-cell office:value-type="float" office:value="5262.86348880299" calcext:value-type="float">
            <text:p>5.262,86</text:p>
          </table:table-cell>
          <table:table-cell office:value-type="float" office:value="1654.36463218109" calcext:value-type="float">
            <text:p>1.654,3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COM.MICROSOFT.CONCAT(TEXT([.G21];&quot;###0,00&quot;);&quot; (+-&quot;;TEXT([.H21];&quot;###0,00&quot;);&quot;)&quot;)" office:value-type="string" office:string-value="40,73 (+-4,20)" calcext:value-type="string">
            <text:p>40,73 (+-4,20)</text:p>
          </table:table-cell>
          <table:table-cell office:value-type="float" office:value="40.7333333333333" calcext:value-type="float">
            <text:p>40,73</text:p>
          </table:table-cell>
          <table:table-cell office:value-type="float" office:value="4.2026446699932" calcext:value-type="float">
            <text:p>4,20</text:p>
          </table:table-cell>
          <table:table-cell office:value-type="float" office:value="10" calcext:value-type="float">
            <text:p>10</text:p>
          </table:table-cell>
          <table:table-cell table:formula="of:=COM.MICROSOFT.CONCAT(TEXT([.K21];&quot;####0,00&quot;);&quot; (+-&quot;;TEXT([.L21];&quot;####0,00&quot;);&quot;)&quot;)" office:value-type="string" office:string-value="0,93 (+-0,93)" calcext:value-type="string">
            <text:p>0,93 (+-0,93)</text:p>
          </table:table-cell>
          <table:table-cell office:value-type="float" office:value="0.933333333333333" calcext:value-type="float">
            <text:p>0,93</text:p>
          </table:table-cell>
          <table:table-cell office:value-type="float" office:value="0.928559218478941" calcext:value-type="float">
            <text:p>0,93</text:p>
          </table:table-cell>
          <table:table-cell office:value-type="float" office:value="923" calcext:value-type="float">
            <text:p>923</text:p>
          </table:table-cell>
          <table:table-cell table:formula="of:=COM.MICROSOFT.CONCAT(TEXT([.O21];&quot;####0,00&quot;);&quot; (+-&quot;;TEXT([.P21];&quot;####0,00&quot;);&quot;)&quot;)" office:value-type="string" office:string-value="61,53 (+-12,99)" calcext:value-type="string">
            <text:p>61,53 (+-12,99)</text:p>
          </table:table-cell>
          <table:table-cell office:value-type="float" office:value="61.5333333333333" calcext:value-type="float">
            <text:p>61,53</text:p>
          </table:table-cell>
          <table:table-cell office:value-type="float" office:value="12.9916212314792" calcext:value-type="float">
            <text:p>12,99</text:p>
          </table:table-cell>
          <table:table-cell office:value-type="float" office:value="611" calcext:value-type="float">
            <text:p>611</text:p>
          </table:table-cell>
          <table:table-cell office:value-type="float" office:value="40.7333333333333" calcext:value-type="float">
            <text:p>40,73</text:p>
          </table:table-cell>
          <table:table-cell office:value-type="float" office:value="4.2026446699932" calcext:value-type="float">
            <text:p>4,20</text:p>
          </table:table-cell>
          <table:table-cell office:value-type="float" office:value="0.684635590090321" calcext:value-type="float">
            <text:p>0,68</text:p>
          </table:table-cell>
          <table:table-cell office:value-type="float" office:value="0.126781966958434" calcext:value-type="float">
            <text:p>0,13</text:p>
          </table:table-cell>
          <table:table-cell table:formula="of:=COM.MICROSOFT.CONCAT(TEXT([.W21]/60;&quot;####0,00&quot;);&quot; (+-&quot;;TEXT([.X21]/60;&quot;####0,00&quot;);&quot;)&quot;)" office:value-type="string" office:string-value="68,37 (+-18,98)" calcext:value-type="string">
            <text:p>68,37 (+-18,98)</text:p>
          </table:table-cell>
          <table:table-cell office:value-type="float" office:value="4102.40299222274" calcext:value-type="float">
            <text:p>4.102,40</text:p>
          </table:table-cell>
          <table:table-cell office:value-type="float" office:value="1139.06672304513" calcext:value-type="float">
            <text:p>1.139,0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COM.MICROSOFT.CONCAT(TEXT([.G22];&quot;###0,00&quot;);&quot; (+-&quot;;TEXT([.H22];&quot;###0,00&quot;);&quot;)&quot;)" office:value-type="string" office:string-value="30,60 (+-1,96)" calcext:value-type="string">
            <text:p>30,60 (+-1,96)</text:p>
          </table:table-cell>
          <table:table-cell office:value-type="float" office:value="30.6" calcext:value-type="float">
            <text:p>30,60</text:p>
          </table:table-cell>
          <table:table-cell office:value-type="float" office:value="1.95959179422654" calcext:value-type="float">
            <text:p>1,96</text:p>
          </table:table-cell>
          <table:table-cell office:value-type="float" office:value="13" calcext:value-type="float">
            <text:p>13</text:p>
          </table:table-cell>
          <table:table-cell table:formula="of:=COM.MICROSOFT.CONCAT(TEXT([.K22];&quot;####0,00&quot;);&quot; (+-&quot;;TEXT([.L22];&quot;####0,00&quot;);&quot;)&quot;)" office:value-type="string" office:string-value="1,50 (+-0,92)" calcext:value-type="string">
            <text:p>1,50 (+-0,92)</text:p>
          </table:table-cell>
          <table:table-cell office:value-type="float" office:value="1.5" calcext:value-type="float">
            <text:p>1,50</text:p>
          </table:table-cell>
          <table:table-cell office:value-type="float" office:value="0.921954445729289" calcext:value-type="float">
            <text:p>0,92</text:p>
          </table:table-cell>
          <table:table-cell office:value-type="float" office:value="433" calcext:value-type="float">
            <text:p>433</text:p>
          </table:table-cell>
          <table:table-cell table:formula="of:=COM.MICROSOFT.CONCAT(TEXT([.O22];&quot;####0,00&quot;);&quot; (+-&quot;;TEXT([.P22];&quot;####0,00&quot;);&quot;)&quot;)" office:value-type="string" office:string-value="43,30 (+-3,74)" calcext:value-type="string">
            <text:p>43,30 (+-3,74)</text:p>
          </table:table-cell>
          <table:table-cell office:value-type="float" office:value="43.3" calcext:value-type="float">
            <text:p>43,30</text:p>
          </table:table-cell>
          <table:table-cell office:value-type="float" office:value="3.74299345444258" calcext:value-type="float">
            <text:p>3,74</text:p>
          </table:table-cell>
          <table:table-cell office:value-type="float" office:value="306" calcext:value-type="float">
            <text:p>306</text:p>
          </table:table-cell>
          <table:table-cell office:value-type="float" office:value="30.6" calcext:value-type="float">
            <text:p>30,60</text:p>
          </table:table-cell>
          <table:table-cell office:value-type="float" office:value="1.95959179422654" calcext:value-type="float">
            <text:p>1,96</text:p>
          </table:table-cell>
          <table:table-cell office:value-type="float" office:value="0.710852431490879" calcext:value-type="float">
            <text:p>0,71</text:p>
          </table:table-cell>
          <table:table-cell office:value-type="float" office:value="0.0657384754508128" calcext:value-type="float">
            <text:p>0,07</text:p>
          </table:table-cell>
          <table:table-cell table:formula="of:=COM.MICROSOFT.CONCAT(TEXT([.W22]/60;&quot;####0,00&quot;);&quot; (+-&quot;;TEXT([.X22]/60;&quot;####0,00&quot;);&quot;)&quot;)" office:value-type="string" office:string-value="71,27 (+-11,14)" calcext:value-type="string">
            <text:p>71,27 (+-11,14)</text:p>
          </table:table-cell>
          <table:table-cell office:value-type="float" office:value="4276.47395967778" calcext:value-type="float">
            <text:p>4.276,47</text:p>
          </table:table-cell>
          <table:table-cell office:value-type="float" office:value="668.547329294754" calcext:value-type="float">
            <text:p>668,5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COM.MICROSOFT.CONCAT(TEXT([.G23];&quot;###0,00&quot;);&quot; (+-&quot;;TEXT([.H23];&quot;###0,00&quot;);&quot;)&quot;)" office:value-type="string" office:string-value="21,81 (+-2,58)" calcext:value-type="string">
            <text:p>21,81 (+-2,58)</text:p>
          </table:table-cell>
          <table:table-cell office:value-type="float" office:value="21.8125" calcext:value-type="float">
            <text:p>21,81</text:p>
          </table:table-cell>
          <table:table-cell office:value-type="float" office:value="2.57921378524542" calcext:value-type="float">
            <text:p>2,58</text:p>
          </table:table-cell>
          <table:table-cell office:value-type="float" office:value="18" calcext:value-type="float">
            <text:p>18</text:p>
          </table:table-cell>
          <table:table-cell table:formula="of:=COM.MICROSOFT.CONCAT(TEXT([.K23];&quot;####0,00&quot;);&quot; (+-&quot;;TEXT([.L23];&quot;####0,00&quot;);&quot;)&quot;)" office:value-type="string" office:string-value="1,75 (+-1,48)" calcext:value-type="string">
            <text:p>1,75 (+-1,48)</text:p>
          </table:table-cell>
          <table:table-cell office:value-type="float" office:value="1.75" calcext:value-type="float">
            <text:p>1,75</text:p>
          </table:table-cell>
          <table:table-cell office:value-type="float" office:value="1.4790199457749" calcext:value-type="float">
            <text:p>1,48</text:p>
          </table:table-cell>
          <table:table-cell office:value-type="float" office:value="540" calcext:value-type="float">
            <text:p>540</text:p>
          </table:table-cell>
          <table:table-cell table:formula="of:=COM.MICROSOFT.CONCAT(TEXT([.O23];&quot;####0,00&quot;);&quot; (+-&quot;;TEXT([.P23];&quot;####0,00&quot;);&quot;)&quot;)" office:value-type="string" office:string-value="33,75 (+-6,98)" calcext:value-type="string">
            <text:p>33,75 (+-6,98)</text:p>
          </table:table-cell>
          <table:table-cell office:value-type="float" office:value="33.75" calcext:value-type="float">
            <text:p>33,75</text:p>
          </table:table-cell>
          <table:table-cell office:value-type="float" office:value="6.97764286847643" calcext:value-type="float">
            <text:p>6,98</text:p>
          </table:table-cell>
          <table:table-cell office:value-type="float" office:value="349" calcext:value-type="float">
            <text:p>349</text:p>
          </table:table-cell>
          <table:table-cell office:value-type="float" office:value="21.8125" calcext:value-type="float">
            <text:p>21,81</text:p>
          </table:table-cell>
          <table:table-cell office:value-type="float" office:value="2.57921378524542" calcext:value-type="float">
            <text:p>2,58</text:p>
          </table:table-cell>
          <table:table-cell office:value-type="float" office:value="0.665610656696111" calcext:value-type="float">
            <text:p>0,67</text:p>
          </table:table-cell>
          <table:table-cell office:value-type="float" office:value="0.114315308170306" calcext:value-type="float">
            <text:p>0,11</text:p>
          </table:table-cell>
          <table:table-cell table:formula="of:=COM.MICROSOFT.CONCAT(TEXT([.W23]/60;&quot;####0,00&quot;);&quot; (+-&quot;;TEXT([.X23]/60;&quot;####0,00&quot;);&quot;)&quot;)" office:value-type="string" office:string-value="78,58 (+-11,89)" calcext:value-type="string">
            <text:p>78,58 (+-11,89)</text:p>
          </table:table-cell>
          <table:table-cell office:value-type="float" office:value="4714.70505180349" calcext:value-type="float">
            <text:p>4.714,71</text:p>
          </table:table-cell>
          <table:table-cell office:value-type="float" office:value="713.654328001226" calcext:value-type="float">
            <text:p>713,6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. c.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formula="of:=COM.MICROSOFT.CONCAT(TEXT([.G24];&quot;###0,00&quot;);&quot; (+-&quot;;TEXT([.H24];&quot;###0,00&quot;);&quot;)&quot;)" office:value-type="string" office:string-value="12,18 (+-5,84)" calcext:value-type="string">
            <text:p>12,18 (+-5,84)</text:p>
          </table:table-cell>
          <table:table-cell office:value-type="float" office:value="12.1818181818182" calcext:value-type="float">
            <text:p>12,18</text:p>
          </table:table-cell>
          <table:table-cell office:value-type="float" office:value="5.84369406545025" calcext:value-type="float">
            <text:p>5,84</text:p>
          </table:table-cell>
          <table:table-cell office:value-type="float" office:value="18" calcext:value-type="float">
            <text:p>18</text:p>
          </table:table-cell>
          <table:table-cell table:formula="of:=COM.MICROSOFT.CONCAT(TEXT([.K24];&quot;####0,00&quot;);&quot; (+-&quot;;TEXT([.L24];&quot;####0,00&quot;);&quot;)&quot;)" office:value-type="string" office:string-value="1,91 (+-1,88)" calcext:value-type="string">
            <text:p>1,91 (+-1,88)</text:p>
          </table:table-cell>
          <table:table-cell office:value-type="float" office:value="1.90909090909091" calcext:value-type="float">
            <text:p>1,91</text:p>
          </table:table-cell>
          <table:table-cell office:value-type="float" office:value="1.88074189687065" calcext:value-type="float">
            <text:p>1,88</text:p>
          </table:table-cell>
          <table:table-cell office:value-type="float" office:value="241" calcext:value-type="float">
            <text:p>241</text:p>
          </table:table-cell>
          <table:table-cell table:formula="of:=COM.MICROSOFT.CONCAT(TEXT([.O24];&quot;####0,00&quot;);&quot; (+-&quot;;TEXT([.P24];&quot;####0,00&quot;);&quot;)&quot;)" office:value-type="string" office:string-value="21,91 (+-11,97)" calcext:value-type="string">
            <text:p>21,91 (+-11,97)</text:p>
          </table:table-cell>
          <table:table-cell office:value-type="float" office:value="21.9090909090909" calcext:value-type="float">
            <text:p>21,91</text:p>
          </table:table-cell>
          <table:table-cell office:value-type="float" office:value="11.9731103686898" calcext:value-type="float">
            <text:p>11,97</text:p>
          </table:table-cell>
          <table:table-cell office:value-type="float" office:value="134" calcext:value-type="float">
            <text:p>134</text:p>
          </table:table-cell>
          <table:table-cell office:value-type="float" office:value="12.1818181818182" calcext:value-type="float">
            <text:p>12,18</text:p>
          </table:table-cell>
          <table:table-cell office:value-type="float" office:value="5.84369406545025" calcext:value-type="float">
            <text:p>5,84</text:p>
          </table:table-cell>
          <table:table-cell office:value-type="float" office:value="0.584998472776713" calcext:value-type="float">
            <text:p>0,58</text:p>
          </table:table-cell>
          <table:table-cell office:value-type="float" office:value="0.155320509179908" calcext:value-type="float">
            <text:p>0,16</text:p>
          </table:table-cell>
          <table:table-cell table:formula="of:=COM.MICROSOFT.CONCAT(TEXT([.W24]/60;&quot;####0,00&quot;);&quot; (+-&quot;;TEXT([.X24]/60;&quot;####0,00&quot;);&quot;)&quot;)" office:value-type="string" office:string-value="78,88 (+-18,93)" calcext:value-type="string">
            <text:p>78,88 (+-18,93)</text:p>
          </table:table-cell>
          <table:table-cell office:value-type="float" office:value="4733.06750564788" calcext:value-type="float">
            <text:p>4.733,07</text:p>
          </table:table-cell>
          <table:table-cell office:value-type="float" office:value="1136.06849208482" calcext:value-type="float">
            <text:p>1.136,0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COM.MICROSOFT.CONCAT(TEXT([.G25];&quot;###0,00&quot;);&quot; (+-&quot;;TEXT([.H25];&quot;###0,00&quot;);&quot;)&quot;)" office:value-type="string" office:string-value="30,50 (+-1,50)" calcext:value-type="string">
            <text:p>30,50 (+-1,50)</text:p>
          </table:table-cell>
          <table:table-cell office:value-type="float" office:value="30.5" calcext:value-type="float">
            <text:p>30,50</text:p>
          </table:table-cell>
          <table:table-cell office:value-type="float" office:value="1.5" calcext:value-type="float">
            <text:p>1,50</text:p>
          </table:table-cell>
          <table:table-cell office:value-type="float" office:value="9" calcext:value-type="float">
            <text:p>9</text:p>
          </table:table-cell>
          <table:table-cell table:formula="of:=COM.MICROSOFT.CONCAT(TEXT([.K25];&quot;####0,00&quot;);&quot; (+-&quot;;TEXT([.L25];&quot;####0,00&quot;);&quot;)&quot;)" office:value-type="string" office:string-value="4,50 (+-2,50)" calcext:value-type="string">
            <text:p>4,50 (+-2,50)</text:p>
          </table:table-cell>
          <table:table-cell office:value-type="float" office:value="4.5" calcext:value-type="float">
            <text:p>4,50</text:p>
          </table:table-cell>
          <table:table-cell office:value-type="float" office:value="2.5" calcext:value-type="float">
            <text:p>2,50</text:p>
          </table:table-cell>
          <table:table-cell office:value-type="float" office:value="88" calcext:value-type="float">
            <text:p>88</text:p>
          </table:table-cell>
          <table:table-cell table:formula="of:=COM.MICROSOFT.CONCAT(TEXT([.O25];&quot;####0,00&quot;);&quot; (+-&quot;;TEXT([.P25];&quot;####0,00&quot;);&quot;)&quot;)" office:value-type="string" office:string-value="44,00 (+-4,00)" calcext:value-type="string">
            <text:p>44,00 (+-4,00)</text:p>
          </table:table-cell>
          <table:table-cell office:value-type="float" office:value="44" calcext:value-type="float">
            <text:p>44,00</text:p>
          </table:table-cell>
          <table:table-cell office:value-type="float" office:value="4" calcext:value-type="float">
            <text:p>4,00</text:p>
          </table:table-cell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,50</text:p>
          </table:table-cell>
          <table:table-cell office:value-type="float" office:value="1.5" calcext:value-type="float">
            <text:p>1,50</text:p>
          </table:table-cell>
          <table:table-cell office:value-type="float" office:value="0.702083333333333" calcext:value-type="float">
            <text:p>0,70</text:p>
          </table:table-cell>
          <table:table-cell office:value-type="float" office:value="0.0979166666666667" calcext:value-type="float">
            <text:p>0,10</text:p>
          </table:table-cell>
          <table:table-cell table:formula="of:=COM.MICROSOFT.CONCAT(TEXT([.W25]/60;&quot;####0,00&quot;);&quot; (+-&quot;;TEXT([.X25]/60;&quot;####0,00&quot;);&quot;)&quot;)" office:value-type="string" office:string-value="59,37 (+-17,41)" calcext:value-type="string">
            <text:p>59,37 (+-17,41)</text:p>
          </table:table-cell>
          <table:table-cell office:value-type="float" office:value="3562.05226293103" calcext:value-type="float">
            <text:p>3.562,05</text:p>
          </table:table-cell>
          <table:table-cell office:value-type="float" office:value="1044.39601293103" calcext:value-type="float">
            <text:p>1.044,4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COM.MICROSOFT.CONCAT(TEXT([.G26];&quot;###0,00&quot;);&quot; (+-&quot;;TEXT([.H26];&quot;###0,00&quot;);&quot;)&quot;)" office:value-type="string" office:string-value="15,75 (+-0,83)" calcext:value-type="string">
            <text:p>15,75 (+-0,83)</text:p>
          </table:table-cell>
          <table:table-cell office:value-type="float" office:value="15.75" calcext:value-type="float">
            <text:p>15,75</text:p>
          </table:table-cell>
          <table:table-cell office:value-type="float" office:value="0.82915619758885" calcext:value-type="float">
            <text:p>0,83</text:p>
          </table:table-cell>
          <table:table-cell office:value-type="float" office:value="4" calcext:value-type="float">
            <text:p>4</text:p>
          </table:table-cell>
          <table:table-cell table:formula="of:=COM.MICROSOFT.CONCAT(TEXT([.K26];&quot;####0,00&quot;);&quot; (+-&quot;;TEXT([.L26];&quot;####0,00&quot;);&quot;)&quot;)" office:value-type="string" office:string-value="1,25 (+-0,83)" calcext:value-type="string">
            <text:p>1,25 (+-0,83)</text:p>
          </table:table-cell>
          <table:table-cell office:value-type="float" office:value="1.25" calcext:value-type="float">
            <text:p>1,25</text:p>
          </table:table-cell>
          <table:table-cell office:value-type="float" office:value="0.82915619758885" calcext:value-type="float">
            <text:p>0,83</text:p>
          </table:table-cell>
          <table:table-cell office:value-type="float" office:value="105" calcext:value-type="float">
            <text:p>105</text:p>
          </table:table-cell>
          <table:table-cell table:formula="of:=COM.MICROSOFT.CONCAT(TEXT([.O26];&quot;####0,00&quot;);&quot; (+-&quot;;TEXT([.P26];&quot;####0,00&quot;);&quot;)&quot;)" office:value-type="string" office:string-value="26,25 (+-5,72)" calcext:value-type="string">
            <text:p>26,25 (+-5,72)</text:p>
          </table:table-cell>
          <table:table-cell office:value-type="float" office:value="26.25" calcext:value-type="float">
            <text:p>26,25</text:p>
          </table:table-cell>
          <table:table-cell office:value-type="float" office:value="5.71729831301464" calcext:value-type="float">
            <text:p>5,72</text:p>
          </table:table-cell>
          <table:table-cell office:value-type="float" office:value="63" calcext:value-type="float">
            <text:p>63</text:p>
          </table:table-cell>
          <table:table-cell office:value-type="float" office:value="15.75" calcext:value-type="float">
            <text:p>15,75</text:p>
          </table:table-cell>
          <table:table-cell office:value-type="float" office:value="0.82915619758885" calcext:value-type="float">
            <text:p>0,83</text:p>
          </table:table-cell>
          <table:table-cell office:value-type="float" office:value="0.625591809358479" calcext:value-type="float">
            <text:p>0,63</text:p>
          </table:table-cell>
          <table:table-cell office:value-type="float" office:value="0.121736233160153" calcext:value-type="float">
            <text:p>0,12</text:p>
          </table:table-cell>
          <table:table-cell table:formula="of:=COM.MICROSOFT.CONCAT(TEXT([.W26]/60;&quot;####0,00&quot;);&quot; (+-&quot;;TEXT([.X26]/60;&quot;####0,00&quot;);&quot;)&quot;)" office:value-type="string" office:string-value="84,37 (+-16,73)" calcext:value-type="string">
            <text:p>84,37 (+-16,73)</text:p>
          </table:table-cell>
          <table:table-cell office:value-type="float" office:value="5061.97714460784" calcext:value-type="float">
            <text:p>5.061,98</text:p>
          </table:table-cell>
          <table:table-cell office:value-type="float" office:value="1004.03792304143" calcext:value-type="float">
            <text:p>1.004,0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COM.MICROSOFT.CONCAT(TEXT([.G27];&quot;###0,00&quot;);&quot; (+-&quot;;TEXT([.H27];&quot;###0,00&quot;);&quot;)&quot;)" office:value-type="string" office:string-value="44,93 (+-4,04)" calcext:value-type="string">
            <text:p>44,93 (+-4,04)</text:p>
          </table:table-cell>
          <table:table-cell office:value-type="float" office:value="44.9285714285714" calcext:value-type="float">
            <text:p>44,93</text:p>
          </table:table-cell>
          <table:table-cell office:value-type="float" office:value="4.04376567277662" calcext:value-type="float">
            <text:p>4,04</text:p>
          </table:table-cell>
          <table:table-cell office:value-type="float" office:value="11" calcext:value-type="float">
            <text:p>11</text:p>
          </table:table-cell>
          <table:table-cell table:formula="of:=COM.MICROSOFT.CONCAT(TEXT([.K27];&quot;####0,00&quot;);&quot; (+-&quot;;TEXT([.L27];&quot;####0,00&quot;);&quot;)&quot;)" office:value-type="string" office:string-value="1,29 (+-0,96)" calcext:value-type="string">
            <text:p>1,29 (+-0,96)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0.95831484749991" calcext:value-type="float">
            <text:p>0,96</text:p>
          </table:table-cell>
          <table:table-cell office:value-type="float" office:value="880" calcext:value-type="float">
            <text:p>880</text:p>
          </table:table-cell>
          <table:table-cell table:formula="of:=COM.MICROSOFT.CONCAT(TEXT([.O27];&quot;####0,00&quot;);&quot; (+-&quot;;TEXT([.P27];&quot;####0,00&quot;);&quot;)&quot;)" office:value-type="string" office:string-value="62,86 (+-7,08)" calcext:value-type="string">
            <text:p>62,86 (+-7,08)</text:p>
          </table:table-cell>
          <table:table-cell office:value-type="float" office:value="62.8571428571429" calcext:value-type="float">
            <text:p>62,86</text:p>
          </table:table-cell>
          <table:table-cell office:value-type="float" office:value="7.0797209676365" calcext:value-type="float">
            <text:p>7,08</text:p>
          </table:table-cell>
          <table:table-cell office:value-type="float" office:value="629" calcext:value-type="float">
            <text:p>629</text:p>
          </table:table-cell>
          <table:table-cell office:value-type="float" office:value="44.9285714285714" calcext:value-type="float">
            <text:p>44,93</text:p>
          </table:table-cell>
          <table:table-cell office:value-type="float" office:value="4.04376567277662" calcext:value-type="float">
            <text:p>4,04</text:p>
          </table:table-cell>
          <table:table-cell office:value-type="float" office:value="0.723216746132233" calcext:value-type="float">
            <text:p>0,72</text:p>
          </table:table-cell>
          <table:table-cell office:value-type="float" office:value="0.0957550900186132" calcext:value-type="float">
            <text:p>0,10</text:p>
          </table:table-cell>
          <table:table-cell table:formula="of:=COM.MICROSOFT.CONCAT(TEXT([.W27]/60;&quot;####0,00&quot;);&quot; (+-&quot;;TEXT([.X27]/60;&quot;####0,00&quot;);&quot;)&quot;)" office:value-type="string" office:string-value="55,13 (+-12,16)" calcext:value-type="string">
            <text:p>55,13 (+-12,16)</text:p>
          </table:table-cell>
          <table:table-cell office:value-type="float" office:value="3307.63156433652" calcext:value-type="float">
            <text:p>3.307,63</text:p>
          </table:table-cell>
          <table:table-cell office:value-type="float" office:value="729.778743093678" calcext:value-type="float">
            <text:p>729,7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COM.MICROSOFT.CONCAT(TEXT([.G28];&quot;###0,00&quot;);&quot; (+-&quot;;TEXT([.H28];&quot;###0,00&quot;);&quot;)&quot;)" office:value-type="string" office:string-value="23,71 (+-6,92)" calcext:value-type="string">
            <text:p>23,71 (+-6,92)</text:p>
          </table:table-cell>
          <table:table-cell office:value-type="float" office:value="23.7142857142857" calcext:value-type="float">
            <text:p>23,71</text:p>
          </table:table-cell>
          <table:table-cell office:value-type="float" office:value="6.92230939404898" calcext:value-type="float">
            <text:p>6,92</text:p>
          </table:table-cell>
          <table:table-cell office:value-type="float" office:value="19" calcext:value-type="float">
            <text:p>19</text:p>
          </table:table-cell>
          <table:table-cell table:formula="of:=COM.MICROSOFT.CONCAT(TEXT([.K28];&quot;####0,00&quot;);&quot; (+-&quot;;TEXT([.L28];&quot;####0,00&quot;);&quot;)&quot;)" office:value-type="string" office:string-value="2,00 (+-2,07)" calcext:value-type="string">
            <text:p>2,00 (+-2,07)</text:p>
          </table:table-cell>
          <table:table-cell office:value-type="float" office:value="2" calcext:value-type="float">
            <text:p>2,00</text:p>
          </table:table-cell>
          <table:table-cell office:value-type="float" office:value="2.07019667802706" calcext:value-type="float">
            <text:p>2,07</text:p>
          </table:table-cell>
          <table:table-cell office:value-type="float" office:value="545" calcext:value-type="float">
            <text:p>545</text:p>
          </table:table-cell>
          <table:table-cell table:formula="of:=COM.MICROSOFT.CONCAT(TEXT([.O28];&quot;####0,00&quot;);&quot; (+-&quot;;TEXT([.P28];&quot;####0,00&quot;);&quot;)&quot;)" office:value-type="string" office:string-value="38,93 (+-11,68)" calcext:value-type="string">
            <text:p>38,93 (+-11,68)</text:p>
          </table:table-cell>
          <table:table-cell office:value-type="float" office:value="38.9285714285714" calcext:value-type="float">
            <text:p>38,93</text:p>
          </table:table-cell>
          <table:table-cell office:value-type="float" office:value="11.6831030963175" calcext:value-type="float">
            <text:p>11,68</text:p>
          </table:table-cell>
          <table:table-cell office:value-type="float" office:value="332" calcext:value-type="float">
            <text:p>332</text:p>
          </table:table-cell>
          <table:table-cell office:value-type="float" office:value="23.7142857142857" calcext:value-type="float">
            <text:p>23,71</text:p>
          </table:table-cell>
          <table:table-cell office:value-type="float" office:value="6.92230939404898" calcext:value-type="float">
            <text:p>6,92</text:p>
          </table:table-cell>
          <table:table-cell office:value-type="float" office:value="0.582352318304938" calcext:value-type="float">
            <text:p>0,58</text:p>
          </table:table-cell>
          <table:table-cell office:value-type="float" office:value="0.192441857203522" calcext:value-type="float">
            <text:p>0,19</text:p>
          </table:table-cell>
          <table:table-cell table:formula="of:=COM.MICROSOFT.CONCAT(TEXT([.W28]/60;&quot;####0,00&quot;);&quot; (+-&quot;;TEXT([.X28]/60;&quot;####0,00&quot;);&quot;)&quot;)" office:value-type="string" office:string-value="74,08 (+-16,75)" calcext:value-type="string">
            <text:p>74,08 (+-16,75)</text:p>
          </table:table-cell>
          <table:table-cell office:value-type="float" office:value="4444.91626581065" calcext:value-type="float">
            <text:p>4.444,92</text:p>
          </table:table-cell>
          <table:table-cell office:value-type="float" office:value="1004.91395229069" calcext:value-type="float">
            <text:p>1.004,9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formula="of:=COM.MICROSOFT.CONCAT(TEXT([.G29];&quot;###0,00&quot;);&quot; (+-&quot;;TEXT([.H29];&quot;###0,00&quot;);&quot;)&quot;)" office:value-type="string" office:string-value="34,82 (+-2,44)" calcext:value-type="string">
            <text:p>34,82 (+-2,44)</text:p>
          </table:table-cell>
          <table:table-cell office:value-type="float" office:value="34.8181818181818" calcext:value-type="float">
            <text:p>34,82</text:p>
          </table:table-cell>
          <table:table-cell office:value-type="float" office:value="2.44273251682625" calcext:value-type="float">
            <text:p>2,44</text:p>
          </table:table-cell>
          <table:table-cell office:value-type="float" office:value="13" calcext:value-type="float">
            <text:p>13</text:p>
          </table:table-cell>
          <table:table-cell table:formula="of:=COM.MICROSOFT.CONCAT(TEXT([.K29];&quot;####0,00&quot;);&quot; (+-&quot;;TEXT([.L29];&quot;####0,00&quot;);&quot;)&quot;)" office:value-type="string" office:string-value="1,82 (+-1,64)" calcext:value-type="string">
            <text:p>1,82 (+-1,64)</text:p>
          </table:table-cell>
          <table:table-cell office:value-type="float" office:value="1.81818181818182" calcext:value-type="float">
            <text:p>1,82</text:p>
          </table:table-cell>
          <table:table-cell office:value-type="float" office:value="1.64140637138798" calcext:value-type="float">
            <text:p>1,64</text:p>
          </table:table-cell>
          <table:table-cell office:value-type="float" office:value="646" calcext:value-type="float">
            <text:p>646</text:p>
          </table:table-cell>
          <table:table-cell table:formula="of:=COM.MICROSOFT.CONCAT(TEXT([.O29];&quot;####0,00&quot;);&quot; (+-&quot;;TEXT([.P29];&quot;####0,00&quot;);&quot;)&quot;)" office:value-type="string" office:string-value="58,73 (+-8,20)" calcext:value-type="string">
            <text:p>58,73 (+-8,20)</text:p>
          </table:table-cell>
          <table:table-cell office:value-type="float" office:value="58.7272727272727" calcext:value-type="float">
            <text:p>58,73</text:p>
          </table:table-cell>
          <table:table-cell office:value-type="float" office:value="8.20300287689497" calcext:value-type="float">
            <text:p>8,20</text:p>
          </table:table-cell>
          <table:table-cell office:value-type="float" office:value="383" calcext:value-type="float">
            <text:p>383</text:p>
          </table:table-cell>
          <table:table-cell office:value-type="float" office:value="34.8181818181818" calcext:value-type="float">
            <text:p>34,82</text:p>
          </table:table-cell>
          <table:table-cell office:value-type="float" office:value="2.44273251682625" calcext:value-type="float">
            <text:p>2,44</text:p>
          </table:table-cell>
          <table:table-cell office:value-type="float" office:value="0.606214179788728" calcext:value-type="float">
            <text:p>0,61</text:p>
          </table:table-cell>
          <table:table-cell office:value-type="float" office:value="0.104481277302887" calcext:value-type="float">
            <text:p>0,10</text:p>
          </table:table-cell>
          <table:table-cell table:formula="of:=COM.MICROSOFT.CONCAT(TEXT([.W29]/60;&quot;####0,00&quot;);&quot; (+-&quot;;TEXT([.X29]/60;&quot;####0,00&quot;);&quot;)&quot;)" office:value-type="string" office:string-value="74,88 (+-14,78)" calcext:value-type="string">
            <text:p>74,88 (+-14,78)</text:p>
          </table:table-cell>
          <table:table-cell office:value-type="float" office:value="4492.56029298895" calcext:value-type="float">
            <text:p>4.492,56</text:p>
          </table:table-cell>
          <table:table-cell office:value-type="float" office:value="886.994195353925" calcext:value-type="float">
            <text:p>886,9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M.MICROSOFT.CONCAT(TEXT([.G30];&quot;###0,00&quot;);&quot; (+-&quot;;TEXT([.H30];&quot;###0,00&quot;);&quot;)&quot;)" office:value-type="string" office:string-value="7,50 (+-0,50)" calcext:value-type="string">
            <text:p>7,50 (+-0,50)</text:p>
          </table:table-cell>
          <table:table-cell office:value-type="float" office:value="7.5" calcext:value-type="float">
            <text:p>7,50</text:p>
          </table:table-cell>
          <table:table-cell office:value-type="float" office:value="0.5" calcext:value-type="float">
            <text:p>0,50</text:p>
          </table:table-cell>
          <table:table-cell office:value-type="float" office:value="3" calcext:value-type="float">
            <text:p>3</text:p>
          </table:table-cell>
          <table:table-cell table:formula="of:=COM.MICROSOFT.CONCAT(TEXT([.K30];&quot;####0,00&quot;);&quot; (+-&quot;;TEXT([.L30];&quot;####0,00&quot;);&quot;)&quot;)" office:value-type="string" office:string-value="1,50 (+-0,50)" calcext:value-type="string">
            <text:p>1,50 (+-0,50)</text:p>
          </table:table-cell>
          <table:table-cell office:value-type="float" office:value="1.5" calcext:value-type="float">
            <text:p>1,50</text:p>
          </table:table-cell>
          <table:table-cell office:value-type="float" office:value="0.5" calcext:value-type="float">
            <text:p>0,50</text:p>
          </table:table-cell>
          <table:table-cell office:value-type="float" office:value="34" calcext:value-type="float">
            <text:p>34</text:p>
          </table:table-cell>
          <table:table-cell table:formula="of:=COM.MICROSOFT.CONCAT(TEXT([.O30];&quot;####0,00&quot;);&quot; (+-&quot;;TEXT([.P30];&quot;####0,00&quot;);&quot;)&quot;)" office:value-type="string" office:string-value="17,00 (+-4,00)" calcext:value-type="string">
            <text:p>17,00 (+-4,00)</text:p>
          </table:table-cell>
          <table:table-cell office:value-type="float" office:value="17" calcext:value-type="float">
            <text:p>17,00</text:p>
          </table:table-cell>
          <table:table-cell office:value-type="float" office:value="4" calcext:value-type="float">
            <text:p>4,00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,50</text:p>
          </table:table-cell>
          <table:table-cell office:value-type="float" office:value="0.5" calcext:value-type="float">
            <text:p>0,50</text:p>
          </table:table-cell>
          <table:table-cell office:value-type="float" office:value="0.474358974358974" calcext:value-type="float">
            <text:p>0,47</text:p>
          </table:table-cell>
          <table:table-cell office:value-type="float" office:value="0.141025641025641" calcext:value-type="float">
            <text:p>0,14</text:p>
          </table:table-cell>
          <table:table-cell table:formula="of:=COM.MICROSOFT.CONCAT(TEXT([.W30]/60;&quot;####0,00&quot;);&quot; (+-&quot;;TEXT([.X30]/60;&quot;####0,00&quot;);&quot;)&quot;)" office:value-type="string" office:string-value="106,67 (+-11,52)" calcext:value-type="string">
            <text:p>106,67 (+-11,52)</text:p>
          </table:table-cell>
          <table:table-cell office:value-type="float" office:value="6400.0625" calcext:value-type="float">
            <text:p>6.400,06</text:p>
          </table:table-cell>
          <table:table-cell office:value-type="float" office:value="690.9375" calcext:value-type="float">
            <text:p>690,9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. c.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COM.MICROSOFT.CONCAT(TEXT([.G31];&quot;###0,00&quot;);&quot; (+-&quot;;TEXT([.H31];&quot;###0,00&quot;);&quot;)&quot;)" office:value-type="string" office:string-value="11,69 (+-7,19)" calcext:value-type="string">
            <text:p>11,69 (+-7,19)</text:p>
          </table:table-cell>
          <table:table-cell office:value-type="float" office:value="11.6923076923077" calcext:value-type="float">
            <text:p>11,69</text:p>
          </table:table-cell>
          <table:table-cell office:value-type="float" office:value="7.19385010199273" calcext:value-type="float">
            <text:p>7,19</text:p>
          </table:table-cell>
          <table:table-cell office:value-type="float" office:value="20" calcext:value-type="float">
            <text:p>20</text:p>
          </table:table-cell>
          <table:table-cell table:formula="of:=COM.MICROSOFT.CONCAT(TEXT([.K31];&quot;####0,00&quot;);&quot; (+-&quot;;TEXT([.L31];&quot;####0,00&quot;);&quot;)&quot;)" office:value-type="string" office:string-value="2,77 (+-1,80)" calcext:value-type="string">
            <text:p>2,77 (+-1,80)</text:p>
          </table:table-cell>
          <table:table-cell office:value-type="float" office:value="2.76923076923077" calcext:value-type="float">
            <text:p>2,77</text:p>
          </table:table-cell>
          <table:table-cell office:value-type="float" office:value="1.80400606147055" calcext:value-type="float">
            <text:p>1,80</text:p>
          </table:table-cell>
          <table:table-cell office:value-type="float" office:value="303" calcext:value-type="float">
            <text:p>303</text:p>
          </table:table-cell>
          <table:table-cell table:formula="of:=COM.MICROSOFT.CONCAT(TEXT([.O31];&quot;####0,00&quot;);&quot; (+-&quot;;TEXT([.P31];&quot;####0,00&quot;);&quot;)&quot;)" office:value-type="string" office:string-value="23,31 (+-10,73)" calcext:value-type="string">
            <text:p>23,31 (+-10,73)</text:p>
          </table:table-cell>
          <table:table-cell office:value-type="float" office:value="23.3076923076923" calcext:value-type="float">
            <text:p>23,31</text:p>
          </table:table-cell>
          <table:table-cell office:value-type="float" office:value="10.7301488654425" calcext:value-type="float">
            <text:p>10,73</text:p>
          </table:table-cell>
          <table:table-cell office:value-type="float" office:value="152" calcext:value-type="float">
            <text:p>152</text:p>
          </table:table-cell>
          <table:table-cell office:value-type="float" office:value="11.6923076923077" calcext:value-type="float">
            <text:p>11,69</text:p>
          </table:table-cell>
          <table:table-cell office:value-type="float" office:value="7.19385010199273" calcext:value-type="float">
            <text:p>7,19</text:p>
          </table:table-cell>
          <table:table-cell office:value-type="float" office:value="0.491233376616504" calcext:value-type="float">
            <text:p>0,49</text:p>
          </table:table-cell>
          <table:table-cell office:value-type="float" office:value="0.142604190099423" calcext:value-type="float">
            <text:p>0,14</text:p>
          </table:table-cell>
          <table:table-cell table:formula="of:=COM.MICROSOFT.CONCAT(TEXT([.W31]/60;&quot;####0,00&quot;);&quot; (+-&quot;;TEXT([.X31]/60;&quot;####0,00&quot;);&quot;)&quot;)" office:value-type="string" office:string-value="108,33 (+-36,61)" calcext:value-type="string">
            <text:p>108,33 (+-36,61)</text:p>
          </table:table-cell>
          <table:table-cell office:value-type="float" office:value="6499.94129497953" calcext:value-type="float">
            <text:p>6.499,94</text:p>
          </table:table-cell>
          <table:table-cell office:value-type="float" office:value="2196.72521906045" calcext:value-type="float">
            <text:p>2.196,73</text:p>
          </table:table-cell>
        </table:table-row>
      </table:table>
      <table:table table:name="Planilha2" table:style-name="ta1">
        <table:table-column table:style-name="co19" table:number-columns-repeated="10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_students</text:p>
          </table:table-cell>
          <table:table-cell office:value-type="string" calcext:value-type="string">
            <text:p>n_solved_exercises</text:p>
          </table:table-cell>
          <table:table-cell office:value-type="string" calcext:value-type="string">
            <text:p>ns_solved_exercises</text:p>
          </table:table-cell>
          <table:table-cell office:value-type="string" calcext:value-type="string">
            <text:p>n_tried_exercises</text:p>
          </table:table-cell>
          <table:table-cell office:value-type="string" calcext:value-type="string">
            <text:p>ns_tried_exercises</text:p>
          </table:table-cell>
          <table:table-cell office:value-type="string" calcext:value-type="string">
            <text:p>n_attemps</text:p>
          </table:table-cell>
          <table:table-cell office:value-type="string" calcext:value-type="string">
            <text:p>ns_attemps</text:p>
          </table:table-cell>
          <table:table-cell office:value-type="string" calcext:value-type="string">
            <text:p>means_solving_time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3,04 (+-3,70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,87 (+-2,19)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45,17 (+-17,44)</text:p>
          </table:table-cell>
          <table:table-cell office:value-type="string" calcext:value-type="string">
            <text:p>90,82 (+-37,07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7,14 (+-5,04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79 (+-1,70)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55,14 (+-8,41)</text:p>
          </table:table-cell>
          <table:table-cell office:value-type="string" calcext:value-type="string">
            <text:p>65,00 (+-17,76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,25 (+-1,48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25 (+-1,09)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2,00 (+-2,55)</text:p>
          </table:table-cell>
          <table:table-cell office:value-type="string" calcext:value-type="string">
            <text:p>83,05 (+-20,70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,00 (+-0,00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50 (+-1,50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,00 (+-2,00)</text:p>
          </table:table-cell>
          <table:table-cell office:value-type="string" calcext:value-type="string">
            <text:p>128,02 (+-3,54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00 (+-0,0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50 (+-0,50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3,50 (+-2,50)</text:p>
          </table:table-cell>
          <table:table-cell office:value-type="string" calcext:value-type="string">
            <text:p>150,97 (+-5,16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. c.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,92 (+-5,11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,42 (+-1,80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2,25 (+-9,63)</text:p>
          </table:table-cell>
          <table:table-cell office:value-type="string" calcext:value-type="string">
            <text:p>103,31 (+-69,40)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7,38 (+-3,00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,13 (+-2,89)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32,88 (+-18,06)</text:p>
          </table:table-cell>
          <table:table-cell office:value-type="string" calcext:value-type="string">
            <text:p>91,01 (+-24,48)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,67 (+-0,47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67 (+-0,94)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1,00 (+-2,94)</text:p>
          </table:table-cell>
          <table:table-cell office:value-type="string" calcext:value-type="string">
            <text:p>89,51 (+-16,51)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,00 (+-1,00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00 (+-2,00)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9,00 (+-3,00)</text:p>
          </table:table-cell>
          <table:table-cell office:value-type="string" calcext:value-type="string">
            <text:p>78,81 (+-15,99)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7,41 (+-2,44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,41 (+-1,83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46,91 (+-9,80)</text:p>
          </table:table-cell>
          <table:table-cell office:value-type="string" calcext:value-type="string">
            <text:p>79,33 (+-17,51)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0,87 (+-4,83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27 (+-1,44)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59,27 (+-7,06)</text:p>
          </table:table-cell>
          <table:table-cell office:value-type="string" calcext:value-type="string">
            <text:p>60,82 (+-13,37)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. c.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,67 (+-4,08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,78 (+-4,34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,11 (+-7,64)</text:p>
          </table:table-cell>
          <table:table-cell office:value-type="string" calcext:value-type="string">
            <text:p>77,44 (+-30,45)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7,18 (+-9,23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,18 (+-2,98)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46,36 (+-15,60)</text:p>
          </table:table-cell>
          <table:table-cell office:value-type="string" calcext:value-type="string">
            <text:p>66,89 (+-16,38)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,00 (+-0,82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33 (+-0,94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,67 (+-2,87)</text:p>
          </table:table-cell>
          <table:table-cell office:value-type="string" calcext:value-type="string">
            <text:p>77,75 (+-10,60)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75 (+-2,17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00 (+-0,71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,75 (+-4,32)</text:p>
          </table:table-cell>
          <table:table-cell office:value-type="string" calcext:value-type="string">
            <text:p>117,12 (+-2,82)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2,62 (+-3,75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,38 (+-2,27)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68,38 (+-17,74)</text:p>
          </table:table-cell>
          <table:table-cell office:value-type="string" calcext:value-type="string">
            <text:p>63,93 (+-16,12)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7,00 (+-0,0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00 (+-0,00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5,00 (+-0,00)</text:p>
          </table:table-cell>
          <table:table-cell office:value-type="string" calcext:value-type="string">
            <text:p>86,76 (+-9,25)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50 (+-0,50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50 (+-1,50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,50 (+-5,50)</text:p>
          </table:table-cell>
          <table:table-cell office:value-type="string" calcext:value-type="string">
            <text:p>99,83 (+-14,29)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. c.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,00 (+-6,38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,27 (+-1,81)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6,36 (+-10,40)</text:p>
          </table:table-cell>
          <table:table-cell office:value-type="string" calcext:value-type="string">
            <text:p>87,71 (+-27,57)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0,73 (+-4,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,93 (+-0,93)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61,53 (+-12,99)</text:p>
          </table:table-cell>
          <table:table-cell office:value-type="string" calcext:value-type="string">
            <text:p>68,37 (+-18,98)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,60 (+-1,96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50 (+-0,92)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43,30 (+-3,74)</text:p>
          </table:table-cell>
          <table:table-cell office:value-type="string" calcext:value-type="string">
            <text:p>71,27 (+-11,14)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,81 (+-2,58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,75 (+-1,48)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3,75 (+-6,98)</text:p>
          </table:table-cell>
          <table:table-cell office:value-type="string" calcext:value-type="string">
            <text:p>78,58 (+-11,89)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. c.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,18 (+-5,84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,91 (+-1,88)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1,91 (+-11,97)</text:p>
          </table:table-cell>
          <table:table-cell office:value-type="string" calcext:value-type="string">
            <text:p>78,88 (+-18,93)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0,50 (+-1,50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,50 (+-2,50)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4,00 (+-4,00)</text:p>
          </table:table-cell>
          <table:table-cell office:value-type="string" calcext:value-type="string">
            <text:p>59,37 (+-17,41)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,75 (+-0,8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5 (+-0,83)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6,25 (+-5,72)</text:p>
          </table:table-cell>
          <table:table-cell office:value-type="string" calcext:value-type="string">
            <text:p>84,37 (+-16,73)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4,93 (+-4,04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,29 (+-0,96)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62,86 (+-7,08)</text:p>
          </table:table-cell>
          <table:table-cell office:value-type="string" calcext:value-type="string">
            <text:p>55,13 (+-12,16)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3,71 (+-6,92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,00 (+-2,07)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38,93 (+-11,68)</text:p>
          </table:table-cell>
          <table:table-cell office:value-type="string" calcext:value-type="string">
            <text:p>74,08 (+-16,75)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4,82 (+-2,44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82 (+-1,64)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58,73 (+-8,20)</text:p>
          </table:table-cell>
          <table:table-cell office:value-type="string" calcext:value-type="string">
            <text:p>74,88 (+-14,78)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,50 (+-0,5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50 (+-0,50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,00 (+-4,00)</text:p>
          </table:table-cell>
          <table:table-cell office:value-type="string" calcext:value-type="string">
            <text:p>106,67 (+-11,52)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. c.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,69 (+-7,19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,77 (+-1,80)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,31 (+-10,73)</text:p>
          </table:table-cell>
          <table:table-cell office:value-type="string" calcext:value-type="string">
            <text:p>108,33 (+-36,6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8T02:06:14.583079947</dc:date>
    <dc:creator>João Pedro Medrado Sena</dc:creator>
    <meta:editing-duration>PT6M13S</meta:editing-duration>
    <meta:editing-cycles>1</meta:editing-cycles>
    <meta:document-statistic meta:table-count="2" meta:cell-count="1054" meta:object-count="0"/>
    <meta:generator>LibreOffice/6.4.7.2$Linux_X86_64 LibreOffice_project/40$Build-2</meta:generator>
  </office:meta>
</office:document-meta>
</file>